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F200000326D8F94BFADB08DA73.png" manifest:media-type="image/png"/>
  <manifest:file-entry manifest:full-path="Pictures/10000201000007EE0000037A28D1801F1A1B74A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SANS1" svg:font-family="OpenSANS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draw:fill="none" fo:min-height="1.095cm"/>
      <style:paragraph-properties style:writing-mode="lr-tb"/>
    </style:style>
    <style:style style:name="gr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65cm" fo:min-width="2.631cm"/>
      <style:paragraph-properties style:writing-mode="lr-tb"/>
    </style:style>
    <style:style style:name="gr5" style:family="graphic" style:parent-style-name="Default_5f_2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10.432cm" fo:min-width="0cm" fo:padding-top="0.151cm" fo:padding-bottom="0.151cm" fo:padding-left="0.276cm" fo:padding-right="0.276cm"/>
    </style:style>
    <style:style style:name="gr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65cm" fo:min-width="2.381cm"/>
      <style:paragraph-properties style:writing-mode="lr-tb"/>
    </style:style>
    <style:style style:name="gr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65cm" fo:min-width="3.698cm"/>
      <style:paragraph-properties style:writing-mode="lr-tb"/>
    </style:style>
    <style:style style:name="gr8" style:family="graphic" style:parent-style-name="Object_20_without_20_fill_5f_1">
      <style:graphic-properties draw:stroke="dash" draw:stroke-dash="Fine_20_Dashed" svg:stroke-width="0.053cm" svg:stroke-color="#ce181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65cm" fo:min-width="3.361cm"/>
      <style:paragraph-properties style:writing-mode="lr-tb"/>
    </style:style>
    <style:style style:name="gr10" style:family="graphic" style:parent-style-name="Default_5f_2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6.62cm" fo:min-width="0cm" fo:padding-top="0.151cm" fo:padding-bottom="0.151cm" fo:padding-left="0.276cm" fo:padding-right="0.27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65cm" fo:min-width="3.761cm"/>
      <style:paragraph-properties style:writing-mode="lr-tb"/>
    </style:style>
    <style:style style:name="gr12" style:family="graphic" style:parent-style-name="standard">
      <style:graphic-properties svg:stroke-color="#000000" draw:fill-color="#ffffa6" draw:textarea-horizontal-align="justify" draw:textarea-vertical-align="middle" draw:auto-grow-height="false" fo:min-height="0.55cm" fo:min-width="2.79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35cm" fo:min-width="1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49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5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1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86cm"/>
      <style:paragraph-properties style:writing-mode="lr-tb"/>
    </style:style>
    <style:style style:name="gr24" style:family="graphic" style:parent-style-name="Object_20_without_20_fill_5f_1_5f_1">
      <style:graphic-properties svg:stroke-color="#000000" draw:fill-color="#ffffa6" draw:textarea-horizontal-align="justify" draw:textarea-vertical-align="middle" draw:auto-grow-height="false" fo:min-height="0.55cm" fo:min-width="2.791cm"/>
    </style:style>
    <style:style style:name="gr25" style:family="graphic" style:parent-style-name="Object_20_without_20_fill_5f_1_5f_1">
      <style:graphic-properties draw:fill="none" draw:textarea-vertical-align="middle"/>
    </style:style>
    <style:style style:name="gr26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97cm" fo:min-width="0.544cm"/>
      <style:paragraph-properties style:writing-mode="lr-tb"/>
    </style:style>
    <style:style style:name="gr27" style:family="graphic" style:parent-style-name="Default_5f_3_5f_1">
      <style:graphic-properties draw:fill-color="#729fcf" draw:textarea-horizontal-align="justify" draw:textarea-vertical-align="middle" draw:auto-grow-height="false" fo:min-height="0.35cm" fo:min-width="1.1cm"/>
    </style:style>
    <style:style style:name="gr28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97cm" fo:min-width="0.849cm"/>
      <style:paragraph-properties style:writing-mode="lr-tb"/>
    </style:style>
    <style:style style:name="gr29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30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12cm" fo:min-width="0.912cm"/>
      <style:paragraph-properties style:writing-mode="lr-tb"/>
    </style:style>
    <style:style style:name="gr31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767cm" fo:min-width="0.544cm"/>
      <style:paragraph-properties style:writing-mode="lr-tb"/>
    </style:style>
    <style:style style:name="gr32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512cm" fo:min-width="1.149cm"/>
      <style:paragraph-properties style:writing-mode="lr-tb"/>
    </style:style>
    <style:style style:name="gr33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97cm" fo:min-width="0.675cm"/>
      <style:paragraph-properties style:writing-mode="lr-tb"/>
    </style:style>
    <style:style style:name="gr34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738cm" fo:min-width="0.806cm"/>
      <style:paragraph-properties style:writing-mode="lr-tb"/>
    </style:style>
    <style:style style:name="gr35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738cm" fo:min-width="5.84cm"/>
      <style:paragraph-properties style:writing-mode="lr-tb"/>
    </style:style>
    <style:style style:name="gr36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738cm" fo:min-width="6.119cm"/>
      <style:paragraph-properties style:writing-mode="lr-tb"/>
    </style:style>
    <style:style style:name="gr37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738cm" fo:min-width="5.606cm"/>
      <style:paragraph-properties style:writing-mode="lr-tb"/>
    </style:style>
    <style:style style:name="gr3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39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40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412cm" fo:min-width="0.544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1.421cm" fo:min-width="13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21cm" fo:min-width="0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9.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5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r8" style:family="presentation" style:parent-style-name="content-title">
      <style:graphic-properties draw:auto-grow-height="true" fo:min-height="3.335cm"/>
      <style:paragraph-properties style:writing-mode="lr-tb"/>
    </style:style>
    <style:style style:name="pr9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1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1"/>
    </style:style>
    <style:style style:name="P5" style:family="paragraph">
      <loext:graphic-properties draw:fill="none"/>
      <style:paragraph-properties style:writing-mode="lr-tb"/>
      <style:text-properties style:font-name="Open Sans1" fo:font-size="22pt" style:font-size-asian="22pt" style:font-size-complex="22pt"/>
    </style:style>
    <style:style style:name="P6" style:family="paragraph">
      <style:paragraph-properties style:writing-mode="lr-tb"/>
      <style:text-properties style:font-name="Open Sans1" fo:font-size="36pt" fo:language="en" fo:country="US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style:font-name="Open Sans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Open Sans1" fo:font-size="18pt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1" fo:font-size="10pt" style:font-size-asian="10pt" style:font-size-complex="10pt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1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0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style:font-name="OpenSANS"/>
    </style:style>
    <style:style style:name="P16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margin-left="0cm" fo:margin-right="0cm" fo:margin-top="0.1cm" fo:margin-bottom="0.1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fo:color="#000000" style:font-name="OpenSans1" fo:font-size="18pt" style:font-size-asian="18pt" style:font-size-complex="18pt"/>
    </style:style>
    <style:style style:name="T1" style:family="text">
      <style:text-properties style:font-name="Open Sans1" fo:font-size="24pt" fo:language="en" fo:country="US" style:font-size-asian="24pt" style:font-size-complex="24pt"/>
    </style:style>
    <style:style style:name="T2" style:family="text">
      <style:text-properties style:font-name="Open Sans1" fo:language="en" fo:country="US"/>
    </style:style>
    <style:style style:name="T3" style:family="text">
      <style:text-properties style:font-name="Open Sans1"/>
    </style:style>
    <style:style style:name="T4" style:family="text">
      <style:text-properties style:font-name="Open Sans1" fo:font-size="18pt" style:font-size-asian="18pt" style:font-size-complex="18pt"/>
    </style:style>
    <style:style style:name="T5" style:family="text">
      <style:text-properties style:font-name="Open Sans1" fo:font-size="22pt" style:font-size-asian="22pt" style:font-size-complex="22pt"/>
    </style:style>
    <style:style style:name="T6" style:family="text">
      <style:text-properties fo:color="#000000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1" fo:font-size="18pt"/>
    </style:style>
    <style:style style:name="T9" style:family="text">
      <style:text-properties style:font-name="OpenSans1" fo:font-size="10pt" style:font-size-asian="10pt" style:font-size-complex="10pt"/>
    </style:style>
    <style:style style:name="T10" style:family="text">
      <style:text-properties style:font-name="OpenSans1" fo:font-size="12pt" style:font-size-asian="12pt" style:font-size-complex="12pt"/>
    </style:style>
    <style:style style:name="T11" style:family="text">
      <style:text-properties style:font-name="OpenSans1" fo:font-size="10pt" style:font-size-asian="12pt" style:font-size-complex="12pt"/>
    </style:style>
    <style:style style:name="T12" style:family="text">
      <style:text-properties style:font-name="OpenSANS"/>
    </style:style>
    <style:style style:name="T13" style:family="text">
      <style:text-properties style:font-name="OpenSans1" fo:font-size="14pt" style:font-size-asian="14pt" style:font-size-complex="14pt"/>
    </style:style>
    <style:style style:name="T14" style:family="text">
      <style:text-properties style:font-name="OpenSANS" fo:font-size="14pt" style:font-size-asian="14pt" style:font-size-complex="14pt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Open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Open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Open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</text:span><text:span text:style-name="T1">at</text:span><text:span text:style-name="T1">a </text:span><text:span text:style-name="T1">St</text:span><text:span text:style-name="T1">ru</text:span><text:span text:style-name="T1">ct</text:span><text:span text:style-name="T1">ur</text:span><text:span text:style-name="T1">e</text:span><text:span text:style-name="T1">s</text:span><text:span text:style-name="T2"><text:line-break/></text:span><text:span text:style-name="T2">T</text:span><text:span text:style-name="T2">r</text:span><text:span text:style-name="T2">e</text:span><text:span text:style-name="T2">e</text:span><text:span text:style-name="T1"> </text:span><text:span text:style-name="T1">– </text:span><text:span text:style-name="T1">Bi</text:span><text:span text:style-name="T1">n</text:span><text:span text:style-name="T1">ar</text:span><text:span text:style-name="T1">y </text:span><text:span text:style-name="T1">S</text:span><text:span text:style-name="T1">e</text:span><text:span text:style-name="T1">ar</text:span><text:span text:style-name="T1">c</text:span><text:span text:style-name="T1">h </text:span><text:span text:style-name="T1">Tr</text:span><text:span text:style-name="T1">e</text:span><text:span text:style-name="T1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>
        <office:forms form:automatic-focus="false" form:apply-design-mode="false"/>
        <draw:frame presentation:style-name="pr3" draw:text-style-name="P4" draw:layer="layout" svg:width="26.9cm" svg:height="2.957cm" svg:x="0.9cm" svg:y="10.864cm" presentation:class="title" presentation:user-transformed="true">
          <draw:text-box>
            <text:p><text:span text:style-name="T3"><text:s/></text:span><text:span text:style-name="T3">B</text:span><text:span text:style-name="T3">i</text:span><text:span text:style-name="T3">n</text:span><text:span text:style-name="T3">a</text:span><text:span text:style-name="T3">r</text:span><text:span text:style-name="T3">y </text:span><text:span text:style-name="T3">S</text:span><text:span text:style-name="T3">e</text:span><text:span text:style-name="T3">a</text:span><text:span text:style-name="T3">r</text:span><text:span text:style-name="T3">c</text:span><text:span text:style-name="T3">h </text:span><text:span text:style-name="T3">T</text:span><text:span text:style-name="T3">r</text:span><text:span text:style-name="T3">e</text:span><text:span text:style-name="T3">e </text:span><text:span text:style-name="T3">-</text:span><text:span text:style-name="T3">D</text:span><text:span text:style-name="T3">e</text:span><text:span text:style-name="T3">l</text:span><text:span text:style-name="T3">e</text:span><text:span text:style-name="T3">t</text:span><text:span text:style-name="T3">e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>
        <office:forms form:automatic-focus="false" form:apply-design-mode="false"/>
        <draw:frame draw:style-name="gr3" draw:text-style-name="P5" draw:layer="layout" svg:width="5.4cm" svg:height="1.345cm" svg:x="1.4cm" svg:y="4.055cm">
          <draw:text-box>
            <text:p><text:span text:style-name="T4">C</text:span><text:span text:style-name="T4">a</text:span><text:span text:style-name="T4">s</text:span><text:span text:style-name="T4">e</text:span><text:span text:style-name="T4">s </text:span><text:span text:style-name="T4">:</text:span><text:span text:style-name="T5"> 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>
        <office:forms form:automatic-focus="false" form:apply-design-mode="false"/>
        <draw:frame draw:style-name="gr3" draw:text-style-name="P5" draw:layer="layout" svg:width="5.4cm" svg:height="1.345cm" svg:x="1.4cm" svg:y="4.055cm">
          <draw:text-box>
            <text:p><text:span text:style-name="T4">C</text:span><text:span text:style-name="T4">a</text:span><text:span text:style-name="T4">s</text:span><text:span text:style-name="T4">e</text:span><text:span text:style-name="T4">s </text:span><text:span text:style-name="T4">:</text:span><text:span text:style-name="T5"> </text:span></text:p>
          </draw:text-box>
        </draw:frame>
        <draw:frame draw:style-name="gr4" draw:text-style-name="P7" draw:layer="layout" svg:width="3.131cm" svg:height="1.115cm" svg:x="12.766cm" svg:y="5.191cm">
          <draw:text-box>
            <text:p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5" draw:text-style-name="P8" draw:layer="layout" svg:width="0.656cm" svg:height="11.324cm" draw:transform="rotate (-1.5707963267949) translate (20cm 6.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2.881cm" svg:height="1.115cm" svg:x="7.48cm" svg:y="7.292cm">
          <draw:text-box>
            <text:p xml:id="id1" text:id="id1"><text:span text:style-name="T3">Present</text:span></text:p>
          </draw:text-box>
        </draw:frame>
        <draw:frame draw:style-name="gr7" draw:text-style-name="P7" draw:layer="layout" svg:width="4.198cm" svg:height="1.115cm" svg:x="18.378cm" svg:y="7.4cm">
          <draw:text-box>
            <text:p xml:id="id2" text:id="id2"><text:span text:style-name="T3">Not Present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1" anim:sub-item="text" smil:attributeName="visibility" smil:to="visible"/>
                  <anim:animate smil:dur="2s" smil:fill="hold" smil:targetElement="id1" anim:sub-item="text" smil:attributeName="x" smil:values="0-width/2;x" smil:keyTimes="0;1"/>
                  <anim:animate smil:dur="2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4s" smil:fill="hold" smil:targetElement="id2" anim:sub-item="text" smil:attributeName="visibility" smil:to="visible"/>
                  <anim:animate smil:dur="2s" smil:fill="hold" smil:targetElement="id2" anim:sub-item="text" smil:attributeName="x" smil:values="1+width/2;x" smil:keyTimes="0;1"/>
                  <anim:animate smil:dur="2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>
        <draw:frame draw:style-name="gr3" draw:text-style-name="P5" draw:layer="layout" svg:width="5.4cm" svg:height="1.345cm" svg:x="1.4cm" svg:y="4.055cm">
          <draw:text-box>
            <text:p><text:span text:style-name="T4">C</text:span><text:span text:style-name="T4">a</text:span><text:span text:style-name="T4">s</text:span><text:span text:style-name="T4">e</text:span><text:span text:style-name="T4">s </text:span><text:span text:style-name="T4">:</text:span><text:span text:style-name="T5"> </text:span></text:p>
          </draw:text-box>
        </draw:frame>
        <draw:frame draw:style-name="gr4" draw:text-style-name="P7" draw:layer="layout" svg:width="3.131cm" svg:height="1.115cm" svg:x="12.766cm" svg:y="5.191cm">
          <draw:text-box>
            <text:p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5" draw:text-style-name="P8" draw:layer="layout" svg:width="0.656cm" svg:height="11.324cm" draw:transform="rotate (-1.5707963267949) translate (20cm 6.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2.881cm" svg:height="1.115cm" svg:x="7.48cm" svg:y="7.292cm">
          <draw:text-box>
            <text:p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frame draw:style-name="gr7" draw:text-style-name="P7" draw:layer="layout" svg:width="4.198cm" svg:height="1.115cm" svg:x="18.378cm" svg:y="7.4cm">
          <draw:text-box>
            <text:p><text:span text:style-name="T3">N</text:span><text:span text:style-name="T3">o</text:span><text:span text:style-name="T3">t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polyline draw:style-name="gr8" draw:text-style-name="P8" xml:id="id4" draw:id="id4" draw:layer="layout" svg:width="0cm" svg:height="1.223cm" svg:x="8.682cm" svg:y="9.151cm" svg:viewBox="0 0 0 1224" draw:points="0,0 0,1224">
          <text:p/>
        </draw:polyline>
        <draw:frame draw:style-name="gr9" draw:text-style-name="P9" draw:layer="layout" svg:width="3.861cm" svg:height="1.115cm" svg:x="7.139cm" svg:y="10.485cm">
          <draw:text-box>
            <text:p xml:id="id5" text:id="id5"><text:span text:style-name="T8">One child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10" draw:text-style-name="P8" draw:layer="layout" svg:width="0.656cm" svg:height="7.302cm" draw:transform="rotate (-1.5707963267949) translate (12.302cm 8.3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9" draw:layer="layout" svg:width="4.261cm" svg:height="1.115cm" svg:x="2.4cm" svg:y="9.2cm">
          <draw:text-box>
            <text:p xml:id="id3" text:id="id3"><text:span text:style-name="T8">Leaf N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anim:sub-item="text" smil:attributeName="visibility" smil:to="visible"/>
                  <anim:animate smil:dur="1s" smil:fill="hold" smil:targetElement="id3" anim:sub-item="text" smil:attributeName="x" smil:values="0-width/2;x" smil:keyTimes="0;1"/>
                  <anim:animate smil:dur="1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>
        <draw:frame draw:style-name="gr3" draw:text-style-name="P5" draw:layer="layout" svg:width="5.4cm" svg:height="1.345cm" svg:x="1.4cm" svg:y="4.055cm">
          <draw:text-box>
            <text:p><text:span text:style-name="T4">C</text:span><text:span text:style-name="T4">a</text:span><text:span text:style-name="T4">s</text:span><text:span text:style-name="T4">e</text:span><text:span text:style-name="T4">s </text:span><text:span text:style-name="T4">:</text:span><text:span text:style-name="T5"> </text:span></text:p>
          </draw:text-box>
        </draw:frame>
        <draw:frame draw:style-name="gr4" draw:text-style-name="P7" draw:layer="layout" svg:width="3.131cm" svg:height="1.115cm" svg:x="12.766cm" svg:y="5.191cm">
          <draw:text-box>
            <text:p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5" draw:text-style-name="P8" draw:layer="layout" svg:width="0.656cm" svg:height="11.324cm" draw:transform="rotate (-1.5707963267949) translate (20cm 6.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2.881cm" svg:height="1.115cm" svg:x="7.48cm" svg:y="7.292cm">
          <draw:text-box>
            <text:p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frame draw:style-name="gr7" draw:text-style-name="P7" draw:layer="layout" svg:width="4.198cm" svg:height="1.115cm" svg:x="18.378cm" svg:y="7.4cm">
          <draw:text-box>
            <text:p><text:span text:style-name="T3">N</text:span><text:span text:style-name="T3">o</text:span><text:span text:style-name="T3">t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line draw:style-name="gr8" draw:text-style-name="P8" draw:layer="layout" svg:x1="8.682cm" svg:y1="9.151cm" svg:x2="8.682cm" svg:y2="10.375cm">
          <text:p/>
        </draw:line>
        <draw:frame draw:style-name="gr9" draw:text-style-name="P9" draw:layer="layout" svg:width="3.861cm" svg:height="1.115cm" svg:x="7.139cm" svg:y="10.485cm">
          <draw:text-box>
            <text:p><text:span text:style-name="T8">O</text:span><text:span text:style-name="T8">n</text:span><text:span text:style-name="T8">e </text:span><text:span text:style-name="T8">c</text:span><text:span text:style-name="T8">h</text:span><text:span text:style-name="T8">il</text:span><text:span text:style-name="T8">d</text:span></text:p>
          </draw:text-box>
        </draw:frame>
        <draw:frame presentation:style-name="pr5" draw:text-style-name="P6" draw:layer="layout" svg:width="19.5cm" svg:height="2.597cm" svg:x="0.549cm" svg:y="0.211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10" draw:text-style-name="P8" draw:layer="layout" svg:width="0.656cm" svg:height="7.302cm" draw:transform="rotate (-1.5707963267949) translate (12.302cm 8.3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9" draw:layer="layout" svg:width="4.261cm" svg:height="1.115cm" svg:x="2.4cm" svg:y="9.2cm">
          <draw:text-box>
            <text:p><text:span text:style-name="T8">L</text:span><text:span text:style-name="T8">e</text:span><text:span text:style-name="T8">a</text:span><text:span text:style-name="T8">f </text:span><text:span text:style-name="T8">N</text:span><text:span text:style-name="T8">o</text:span><text:span text:style-name="T8">d</text:span><text:span text:style-name="T8">e</text:span></text:p>
          </draw:text-box>
        </draw:frame>
        <draw:frame draw:style-name="gr9" draw:text-style-name="P9" draw:layer="layout" svg:width="3.861cm" svg:height="1.115cm" svg:x="11.539cm" svg:y="9.285cm">
          <draw:text-box>
            <text:p><text:span text:style-name="T8">T</text:span><text:span text:style-name="T8">w</text:span><text:span text:style-name="T8">o </text:span><text:span text:style-name="T8">c</text:span><text:span text:style-name="T8">h</text:span><text:span text:style-name="T8">il</text:span><text:span text:style-name="T8">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7.257cm" svg:y1="8.84cm" svg:x2="7.257cm" svg:y2="9.64cm">
              <text:p/>
            </draw:line>
          </draw:g>
          <draw:line draw:style-name="gr13" draw:text-style-name="P8" draw:layer="layout" svg:x1="6.2cm" svg:y1="8.84cm" svg:x2="6.2cm" svg:y2="9.64cm">
            <text:p/>
          </draw:line>
        </draw:g>
        <draw:frame draw:style-name="gr14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18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line draw:style-name="gr17" draw:text-style-name="P8" draw:layer="layout" svg:x1="8.3cm" svg:y1="7.661cm" svg:x2="6.4cm" svg:y2="8.952cm">
          <text:p/>
        </draw: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7.257cm" svg:y1="8.84cm" svg:x2="7.257cm" svg:y2="9.64cm">
              <text:p/>
            </draw:line>
          </draw:g>
          <draw:line draw:style-name="gr13" draw:text-style-name="P8" draw:layer="layout" svg:x1="6.2cm" svg:y1="8.84cm" svg:x2="6.2cm" svg:y2="9.64cm">
            <text:p/>
          </draw:line>
        </draw:g>
        <draw:frame draw:style-name="gr14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18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line draw:style-name="gr17" draw:text-style-name="P8" draw:layer="layout" svg:x1="8.3cm" svg:y1="7.661cm" svg:x2="6.4cm" svg:y2="8.952cm">
          <text:p/>
        </draw: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2" draw:text-style-name="P15" draw:layer="layout" svg:width="1.306cm" svg:height="0.988cm" svg:x="18cm" svg:y="4cm">
          <draw:text-box>
            <text:p><text:span text:style-name="T12">1</text:span><text:span text:style-name="T12">0</text:span></text:p>
          </draw:text-box>
        </draw:frame>
        <draw:frame draw:style-name="gr23" draw:text-style-name="P15" draw:layer="layout" svg:width="6.086cm" svg:height="0.988cm" svg:x="2.094cm" svg:y="3.8cm">
          <draw:text-box>
            <text:p xml:id="id6" text:id="id6"><text:span text:style-name="T12">Case : Leaf <text:s/>N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 xml:id="id7" text:id="id7"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 xml:id="id8" text:id="id8"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7.257cm" svg:y1="8.84cm" svg:x2="7.257cm" svg:y2="9.64cm">
              <text:p/>
            </draw:line>
          </draw:g>
          <draw:line draw:style-name="gr13" draw:text-style-name="P8" draw:layer="layout" svg:x1="6.2cm" svg:y1="8.84cm" svg:x2="6.2cm" svg:y2="9.64cm">
            <text:p/>
          </draw:line>
        </draw:g>
        <draw:frame draw:style-name="gr14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18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line draw:style-name="gr17" draw:text-style-name="P8" draw:layer="layout" svg:x1="8.3cm" svg:y1="7.661cm" svg:x2="6.4cm" svg:y2="8.952cm">
          <text:p/>
        </draw: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2" draw:text-style-name="P15" draw:layer="layout" svg:width="1.306cm" svg:height="0.988cm" svg:x="18cm" svg:y="4cm">
          <draw:text-box>
            <text:p><text:span text:style-name="T12">1</text:span><text:span text:style-name="T12">0</text:span></text:p>
          </draw:text-box>
        </draw:frame>
        <draw:frame draw:style-name="gr23" draw:text-style-name="P15" draw:layer="layout" svg:width="6.086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L</text:span><text:span text:style-name="T12">e</text:span><text:span text:style-name="T12">a</text:span><text:span text:style-name="T12">f <text:s/></text:span><text:span text:style-name="T12">N</text:span><text:span text:style-name="T12">o</text:span><text:span text:style-name="T12">d</text:span><text:span text:style-name="T12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7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8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7.257cm" svg:y1="8.84cm" svg:x2="7.257cm" svg:y2="9.64cm">
              <text:p/>
            </draw:line>
          </draw:g>
          <draw:line draw:style-name="gr13" draw:text-style-name="P8" draw:layer="layout" svg:x1="6.2cm" svg:y1="8.84cm" svg:x2="6.2cm" svg:y2="9.64cm">
            <text:p/>
          </draw:line>
        </draw:g>
        <draw:frame draw:style-name="gr14" draw:text-style-name="P14" draw:layer="layout" svg:width="1.044cm" svg:height="0.747cm" svg:x="6.2cm" svg:y="8.94cm">
          <draw:text-box>
            <text:p xml:id="id9" text:id="id9"><text:span text:style-name="T11">10</text:span></text:p>
          </draw:text-box>
        </draw:frame>
        <draw:frame draw:style-name="gr18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line draw:style-name="gr17" draw:text-style-name="P8" draw:layer="layout" svg:x1="8.3cm" svg:y1="7.661cm" svg:x2="6.4cm" svg:y2="8.952cm">
          <text:p/>
        </draw: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2" draw:text-style-name="P15" draw:layer="layout" svg:width="1.306cm" svg:height="0.988cm" svg:x="18cm" svg:y="4cm">
          <draw:text-box>
            <text:p><text:span text:style-name="T12">1</text:span><text:span text:style-name="T12">0</text:span></text:p>
          </draw:text-box>
        </draw:frame>
        <draw:frame draw:style-name="gr23" draw:text-style-name="P15" draw:layer="layout" svg:width="6.086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L</text:span><text:span text:style-name="T12">e</text:span><text:span text:style-name="T12">a</text:span><text:span text:style-name="T12">f <text:s/></text:span><text:span text:style-name="T12">N</text:span><text:span text:style-name="T12">o</text:span><text:span text:style-name="T12">d</text:span><text:span text:style-name="T12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size" presentation:preset-sub-type="2" presentation:preset-property="CharHeight" presentation:text-only="true">
                  <anim:animate smil:dur="2s" smil:fill="hold" smil:targetElement="id9" anim:sub-item="text" smil:attributeName="font-size" smil:to="150%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7.257cm" svg:y1="8.84cm" svg:x2="7.257cm" svg:y2="9.64cm">
              <text:p/>
            </draw:line>
          </draw:g>
          <draw:line draw:style-name="gr13" draw:text-style-name="P8" draw:layer="layout" svg:x1="6.2cm" svg:y1="8.84cm" svg:x2="6.2cm" svg:y2="9.64cm">
            <text:p/>
          </draw:line>
        </draw:g>
        <draw:frame draw:style-name="gr14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18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polyline draw:style-name="gr17" draw:text-style-name="P8" xml:id="id11" draw:id="id11" draw:layer="layout" svg:width="1.899cm" svg:height="1.29cm" svg:x="6.4cm" svg:y="7.661cm" svg:viewBox="0 0 1900 1291" draw:points="1900,0 0,1291">
          <text:p/>
        </draw:poly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2" draw:text-style-name="P15" draw:layer="layout" svg:width="1.306cm" svg:height="0.988cm" svg:x="18cm" svg:y="4cm">
          <draw:text-box>
            <text:p><text:span text:style-name="T12">1</text:span><text:span text:style-name="T12">0</text:span></text:p>
          </draw:text-box>
        </draw:frame>
        <draw:frame draw:style-name="gr18" draw:text-style-name="P11" draw:layer="layout" svg:width="1.412cm" svg:height="0.662cm" svg:x="6.988cm" svg:y="6.914cm">
          <draw:text-box>
            <text:p xml:id="id10" text:id="id10"><text:span text:style-name="T9">NULL</text:span></text:p>
          </draw:text-box>
        </draw:frame>
        <draw:frame draw:style-name="gr23" draw:text-style-name="P15" draw:layer="layout" svg:width="6.086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L</text:span><text:span text:style-name="T12">e</text:span><text:span text:style-name="T12">a</text:span><text:span text:style-name="T12">f <text:s/></text:span><text:span text:style-name="T12">N</text:span><text:span text:style-name="T12">o</text:span><text:span text:style-name="T12">d</text:span><text:span text:style-name="T12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preset-property="Direction">
                  <anim:transitionFilter smil:dur="0.5s" smil:targetElement="id11" smil:type="slideWipe" smil:subtype="fromBottom" smil:mode="out"/>
                  <anim:set smil:begin="0.4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g>
          <draw:g>
            <draw:custom-shape draw:style-name="gr12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357cm" svg:y1="6.861cm" svg:x2="9.357cm" svg:y2="7.661cm">
              <text:p/>
            </draw:line>
          </draw:g>
          <draw:line draw:style-name="gr13" draw:text-style-name="P8" draw:layer="layout" svg:x1="8.3cm" svg:y1="6.861cm" svg:x2="8.3cm" svg:y2="7.661cm">
            <text:p/>
          </draw:line>
        </draw:g>
        <draw:g>
          <draw:g>
            <draw:custom-shape draw:style-name="gr12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2.649cm" svg:y1="5.1cm" svg:x2="12.649cm" svg:y2="5.9cm">
              <text:p/>
            </draw:line>
          </draw:g>
          <draw:line draw:style-name="gr13" draw:text-style-name="P8" draw:layer="layout" svg:x1="11.592cm" svg:y1="5.1cm" svg:x2="11.592cm" svg:y2="5.9cm">
            <text:p/>
          </draw:line>
        </draw:g>
        <draw:frame draw:style-name="gr14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15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17" draw:text-style-name="P8" draw:layer="layout" svg:x1="11.792cm" svg:y1="4.1cm" svg:x2="11.792cm" svg:y2="5cm">
          <text:p/>
        </draw:line>
        <draw:frame draw:style-name="gr14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17" draw:text-style-name="P8" draw:layer="layout" svg:x1="10.986cm" svg:y1="5.715cm" svg:x2="9.344cm" svg:y2="6.861cm">
          <text:p/>
        </draw:line>
        <draw:g>
          <draw:g>
            <draw:custom-shape draw:style-name="gr12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6.366cm" svg:y1="6.856cm" svg:x2="16.366cm" svg:y2="7.656cm">
              <text:p/>
            </draw:line>
          </draw:g>
          <draw:line draw:style-name="gr13" draw:text-style-name="P8" draw:layer="layout" svg:x1="15.309cm" svg:y1="6.856cm" svg:x2="15.309cm" svg:y2="7.656cm">
            <text:p/>
          </draw:line>
        </draw:g>
        <draw:frame draw:style-name="gr14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17" draw:text-style-name="P8" draw:layer="layout" svg:x1="12.948cm" svg:y1="5.8cm" svg:x2="15.309cm" svg:y2="6.856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0.905cm" svg:y1="8.852cm" svg:x2="10.905cm" svg:y2="9.652cm">
              <text:p/>
            </draw:line>
          </draw:g>
          <draw:line draw:style-name="gr13" draw:text-style-name="P8" draw:layer="layout" svg:x1="9.848cm" svg:y1="8.852cm" svg:x2="9.848cm" svg:y2="9.652cm">
            <text:p/>
          </draw:line>
        </draw:g>
        <draw:frame draw:style-name="gr14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18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6.786cm" svg:y1="7.656cm" svg:x2="18.2cm" svg:y2="8.75cm">
          <text:p/>
        </draw:line>
        <draw:line draw:style-name="gr17" draw:text-style-name="P8" draw:layer="layout" svg:x1="9.2cm" svg:y1="7.661cm" svg:x2="10.686cm" svg:y2="8.914cm">
          <text:p/>
        </draw:lin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4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18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5.105cm" svg:y1="8.783cm" svg:x2="15.105cm" svg:y2="9.583cm">
              <text:p/>
            </draw:line>
          </draw:g>
          <draw:line draw:style-name="gr13" draw:text-style-name="P8" draw:layer="layout" svg:x1="14.048cm" svg:y1="8.783cm" svg:x2="14.048cm" svg:y2="9.583cm">
            <text:p/>
          </draw:line>
        </draw:g>
        <draw:frame draw:style-name="gr19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20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5.309cm" svg:y1="7.554cm" svg:x2="14.16cm" svg:y2="8.783cm">
          <text:p/>
        </draw:lin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19.143cm" svg:y1="8.75cm" svg:x2="19.143cm" svg:y2="9.55cm">
              <text:p/>
            </draw:line>
          </draw:g>
          <draw:line draw:style-name="gr13" draw:text-style-name="P8" draw:layer="layout" svg:x1="18.086cm" svg:y1="8.75cm" svg:x2="18.086cm" svg:y2="9.55cm">
            <text:p/>
          </draw:line>
        </draw:g>
        <draw:frame draw:style-name="gr14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18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9.412cm" svg:y1="9.6cm" svg:x2="20.512cm" svg:y2="11cm">
          <text:p/>
        </draw:lin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14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21.357cm" svg:y1="11cm" svg:x2="21.357cm" svg:y2="11.8cm">
              <text:p/>
            </draw:line>
          </draw:g>
          <draw:line draw:style-name="gr13" draw:text-style-name="P8" draw:layer="layout" svg:x1="20.3cm" svg:y1="11cm" svg:x2="20.3cm" svg:y2="11.8cm">
            <text:p/>
          </draw:line>
        </draw:g>
        <draw:frame draw:style-name="gr21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18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12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8" draw:layer="layout" svg:x1="9.433cm" svg:y1="11cm" svg:x2="9.433cm" svg:y2="11.8cm">
              <text:p/>
            </draw:line>
          </draw:g>
          <draw:line draw:style-name="gr13" draw:text-style-name="P8" draw:layer="layout" svg:x1="8.376cm" svg:y1="11cm" svg:x2="8.376cm" svg:y2="11.8cm">
            <text:p/>
          </draw:line>
        </draw:g>
        <draw:frame draw:style-name="gr14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18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18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17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2" draw:text-style-name="P15" draw:layer="layout" svg:width="1.306cm" svg:height="0.988cm" svg:x="18cm" svg:y="4cm">
          <draw:text-box>
            <text:p><text:span text:style-name="T12">1</text:span><text:span text:style-name="T12">0</text:span></text:p>
          </draw:text-box>
        </draw:frame>
        <draw:frame draw:style-name="gr18" draw:text-style-name="P11" draw:layer="layout" svg:width="1.412cm" svg:height="0.662cm" svg:x="6.988cm" svg:y="6.914cm">
          <draw:text-box>
            <text:p><text:span text:style-name="T9">NU</text:span><text:span text:style-name="T9">LL</text:span></text:p>
          </draw:text-box>
        </draw:frame>
        <draw:frame draw:style-name="gr23" draw:text-style-name="P15" draw:layer="layout" svg:width="6.086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L</text:span><text:span text:style-name="T12">e</text:span><text:span text:style-name="T12">a</text:span><text:span text:style-name="T12">f <text:s/></text:span><text:span text:style-name="T12">N</text:span><text:span text:style-name="T12">o</text:span><text:span text:style-name="T12">d</text:span><text:span text:style-name="T12">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Delete Elemen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40</text:span></text:p>
          </draw:text-box>
        </draw:frame>
        <draw:frame draw:style-name="gr35" draw:text-style-name="P15" draw:layer="layout" svg:width="6.34cm" svg:height="0.988cm" svg:x="2.094cm" svg:y="3.8cm">
          <draw:text-box>
            <text:p xml:id="id12" text:id="id12"><text:span text:style-name="T12">Case : Single ch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 xml:id="id13" text:id="id13"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 xml:id="id14" text:id="id14"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4</text:span><text:span text:style-name="T12">0</text:span></text:p>
          </draw:text-box>
        </draw:frame>
        <draw:frame draw:style-name="gr35" draw:text-style-name="P15" draw:layer="layout" svg:width="6.34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S</text:span><text:span text:style-name="T12">i</text:span><text:span text:style-name="T12">n</text:span><text:span text:style-name="T12">g</text:span><text:span text:style-name="T12">l</text:span><text:span text:style-name="T12">e </text:span><text:span text:style-name="T12">c</text:span><text:span text:style-name="T12">h</text:span><text:span text:style-name="T12">il</text:span><text:span text:style-name="T12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 xml:id="id15" text:id="id15"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4</text:span><text:span text:style-name="T12">0</text:span></text:p>
          </draw:text-box>
        </draw:frame>
        <draw:frame draw:style-name="gr35" draw:text-style-name="P15" draw:layer="layout" svg:width="6.34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S</text:span><text:span text:style-name="T12">i</text:span><text:span text:style-name="T12">n</text:span><text:span text:style-name="T12">g</text:span><text:span text:style-name="T12">l</text:span><text:span text:style-name="T12">e </text:span><text:span text:style-name="T12">c</text:span><text:span text:style-name="T12">h</text:span><text:span text:style-name="T12">il</text:span><text:span text:style-name="T12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size" presentation:preset-sub-type="2" presentation:preset-property="CharHeight" presentation:text-only="true">
                  <anim:animate smil:dur="2s" smil:fill="hold" smil:targetElement="id15" anim:sub-item="text" smil:attributeName="font-size" smil:to="150%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LL</text:span></text:p>
          </draw:text-box>
        </draw:frame>
        <draw:polyline draw:style-name="gr29" draw:text-style-name="P8" xml:id="id18" draw:id="id18" draw:layer="layout" svg:width="1.399cm" svg:height="1.347cm" svg:x="8.8cm" svg:y="9.652cm" svg:viewBox="0 0 1400 1348" draw:points="1400,0 0,1348">
          <text:p/>
        </draw:poly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Delete Elemen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40</text:span></text:p>
          </draw:text-box>
        </draw:frame>
        <draw:frame draw:style-name="gr35" draw:text-style-name="P15" draw:layer="layout" svg:width="6.34cm" svg:height="0.988cm" svg:x="2.094cm" svg:y="3.8cm">
          <draw:text-box>
            <text:p><text:span text:style-name="T12">Case : Single child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 xml:id="id16" text:id="id16"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LL</text:span></text:p>
          </draw:text-box>
        </draw:frame>
        <draw:frame draw:style-name="gr26" draw:text-style-name="P11" draw:layer="layout" svg:width="1.044cm" svg:height="0.747cm" svg:x="9.976cm" svg:y="8.923cm">
          <draw:text-box>
            <text:p xml:id="id17" text:id="id17"><text:span text:style-name="T9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3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LL</text:span></text:p>
          </draw:text-box>
        </draw:fram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Delete Elemen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40</text:span></text:p>
          </draw:text-box>
        </draw:frame>
        <draw:frame draw:style-name="gr35" draw:text-style-name="P15" draw:layer="layout" svg:width="6.34cm" svg:height="0.988cm" svg:x="2.094cm" svg:y="3.8cm">
          <draw:text-box>
            <text:p><text:span text:style-name="T12">Case : Single child</text:span></text:p>
          </draw:text-box>
        </draw:frame>
        <draw:frame draw:style-name="gr30" draw:text-style-name="P11" draw:layer="layout" svg:width="1.412cm" svg:height="0.662cm" svg:x="8.564cm" svg:y="8.923cm">
          <draw:text-box>
            <text:p><text:span text:style-name="T9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 xml:id="id19" text:id="id19"><text:span text:style-name="T12">5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frame draw:style-name="gr37" draw:text-style-name="P16" draw:layer="layout" svg:width="6.106cm" svg:height="0.988cm" svg:x="19.2cm" svg:y="5.2cm">
          <draw:text-box>
            <text:p xml:id="id20" text:id="id20"><text:span text:style-name="T13">Inorder Successor</text:span></text:p>
          </draw:text-box>
        </draw:frame>
        <draw:frame draw:style-name="gr37" draw:text-style-name="P16" draw:layer="layout" svg:width="6.106cm" svg:height="0.988cm" svg:x="19.2cm" svg:y="6.4cm">
          <draw:text-box>
            <text:p xml:id="id21" text:id="id21"><text:span text:style-name="T13">Inorder Predecess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line draw:style-name="gr38" draw:text-style-name="P17" draw:layer="layout" svg:x1="15cm" svg:y1="5cm" svg:x2="10.8cm" svg:y2="12.2cm">
          <text:p/>
        </draw:line>
        <draw:line draw:style-name="gr38" draw:text-style-name="P17" draw:layer="layout" svg:x1="15cm" svg:y1="5cm" svg:x2="25.4cm" svg:y2="12cm">
          <text:p/>
        </draw:line>
        <draw:line draw:style-name="gr38" draw:text-style-name="P17" draw:layer="layout" svg:x1="10.8cm" svg:y1="12.2cm" svg:x2="25.4cm" svg:y2="12cm">
          <text:p/>
        </draw:lin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line draw:style-name="gr38" draw:text-style-name="P17" draw:layer="layout" svg:x1="15cm" svg:y1="5cm" svg:x2="10.8cm" svg:y2="12.2cm">
          <text:p/>
        </draw:line>
        <draw:line draw:style-name="gr38" draw:text-style-name="P17" draw:layer="layout" svg:x1="15cm" svg:y1="5cm" svg:x2="25.4cm" svg:y2="12cm">
          <text:p/>
        </draw:line>
        <draw:line draw:style-name="gr38" draw:text-style-name="P17" draw:layer="layout" svg:x1="10.8cm" svg:y1="12.2cm" svg:x2="25.4cm" svg:y2="12cm">
          <text:p/>
        </draw:line>
        <draw:frame draw:style-name="gr37" draw:text-style-name="P16" draw:layer="layout" svg:width="6.106cm" svg:height="0.988cm" svg:x="19.894cm" svg:y="5.6cm">
          <draw:text-box>
            <text:p><text:span text:style-name="T13">In</text:span><text:span text:style-name="T13">or</text:span><text:span text:style-name="T13">d</text:span><text:span text:style-name="T13">er </text:span><text:span text:style-name="T13">S</text:span><text:span text:style-name="T13">u</text:span><text:span text:style-name="T13">cc</text:span><text:span text:style-name="T13">e</text:span><text:span text:style-name="T13">ss</text:span><text:span text:style-name="T13">or</text:span></text:p>
          </draw:text-box>
        </draw:frame>
        <draw:frame draw:style-name="gr39" draw:text-style-name="P18" draw:layer="layout" svg:width="1.306cm" svg:height="0.831cm" svg:x="21cm" svg:y="6.288cm">
          <draw:text-box>
            <text:p xml:id="id22" text:id="id22"><text:span text:style-name="T14">6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line draw:style-name="gr29" draw:text-style-name="P8" draw:layer="layout" svg:x1="12.948cm" svg:y1="5.8cm" svg:x2="15.309cm" svg:y2="6.856cm">
          <text:p/>
        </draw:line>
        <draw:line draw:style-name="gr29" draw:text-style-name="P8" draw:layer="layout" svg:x1="10.986cm" svg:y1="5.715cm" svg:x2="9.344cm" svg:y2="6.861cm">
          <text:p/>
        </draw:line>
        <draw:line draw:style-name="gr38" draw:text-style-name="P17" draw:layer="layout" svg:x1="15cm" svg:y1="5cm" svg:x2="10.8cm" svg:y2="12.2cm">
          <text:p/>
        </draw:line>
        <draw:line draw:style-name="gr38" draw:text-style-name="P17" draw:layer="layout" svg:x1="15cm" svg:y1="5cm" svg:x2="25.4cm" svg:y2="12cm">
          <text:p/>
        </draw:line>
        <draw:line draw:style-name="gr38" draw:text-style-name="P17" draw:layer="layout" svg:x1="10.8cm" svg:y1="12.2cm" svg:x2="25.4cm" svg:y2="12cm">
          <text:p/>
        </draw:line>
        <draw:frame draw:style-name="gr37" draw:text-style-name="P16" draw:layer="layout" svg:width="6.106cm" svg:height="0.988cm" svg:x="19.894cm" svg:y="5.6cm">
          <draw:text-box>
            <text:p><text:span text:style-name="T13">In</text:span><text:span text:style-name="T13">or</text:span><text:span text:style-name="T13">d</text:span><text:span text:style-name="T13">er </text:span><text:span text:style-name="T13">S</text:span><text:span text:style-name="T13">u</text:span><text:span text:style-name="T13">cc</text:span><text:span text:style-name="T13">e</text:span><text:span text:style-name="T13">ss</text:span><text:span text:style-name="T13">or</text:span></text:p>
          </draw:text-box>
        </draw:frame>
        <draw:frame draw:style-name="gr39" draw:text-style-name="P18" draw:layer="layout" svg:width="1.306cm" svg:height="0.831cm" svg:x="21cm" svg:y="6.288cm">
          <draw:text-box>
            <text:p><text:span text:style-name="T14">6</text:span><text:span text:style-name="T14">0</text:span></text:p>
          </draw:text-box>
        </draw:frame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polyline draw:style-name="gr29" draw:text-style-name="P8" xml:id="id23" draw:id="id23" draw:layer="layout" svg:width="1.148cm" svg:height="1.228cm" svg:x="14.16cm" svg:y="7.554cm" svg:viewBox="0 0 1149 1229" draw:points="1149,0 0,1229">
          <text:p/>
        </draw:poly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line draw:style-name="gr38" draw:text-style-name="P17" draw:layer="layout" svg:x1="15cm" svg:y1="5cm" svg:x2="10.8cm" svg:y2="12.2cm">
          <text:p/>
        </draw:line>
        <draw:line draw:style-name="gr38" draw:text-style-name="P17" draw:layer="layout" svg:x1="15cm" svg:y1="5cm" svg:x2="25.4cm" svg:y2="12cm">
          <text:p/>
        </draw:line>
        <draw:line draw:style-name="gr38" draw:text-style-name="P17" draw:layer="layout" svg:x1="10.8cm" svg:y1="12.2cm" svg:x2="25.4cm" svg:y2="12cm">
          <text:p/>
        </draw:line>
        <draw:frame draw:style-name="gr37" draw:text-style-name="P16" draw:layer="layout" svg:width="6.106cm" svg:height="0.988cm" svg:x="19.894cm" svg:y="5.6cm">
          <draw:text-box>
            <text:p><text:span text:style-name="T13">In</text:span><text:span text:style-name="T13">or</text:span><text:span text:style-name="T13">d</text:span><text:span text:style-name="T13">er </text:span><text:span text:style-name="T13">S</text:span><text:span text:style-name="T13">u</text:span><text:span text:style-name="T13">cc</text:span><text:span text:style-name="T13">e</text:span><text:span text:style-name="T13">ss</text:span><text:span text:style-name="T13">or</text:span></text:p>
          </draw:text-box>
        </draw:frame>
        <draw:frame draw:style-name="gr39" draw:text-style-name="P18" draw:layer="layout" svg:width="1.306cm" svg:height="0.831cm" svg:x="21cm" svg:y="6.288cm">
          <draw:text-box>
            <text:p><text:span text:style-name="T14">6</text:span><text:span text:style-name="T14">0</text:span></text:p>
          </draw:text-box>
        </draw:frame>
        <draw:g>
          <draw:g>
            <draw:custom-shape draw:style-name="gr24" draw:text-style-name="P10" draw:layer="layout" svg:width="3.291cm" svg:height="0.8cm" svg:x="10.31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569cm" svg:y1="5.1cm" svg:x2="12.569cm" svg:y2="5.9cm">
              <text:p/>
            </draw:line>
          </draw:g>
          <draw:line draw:style-name="gr25" draw:text-style-name="P8" draw:layer="layout" svg:x1="11.512cm" svg:y1="5.1cm" svg:x2="11.512cm" svg:y2="5.9cm">
            <text:p/>
          </draw:line>
        </draw:g>
        <draw:frame draw:style-name="gr26" draw:text-style-name="P13" draw:layer="layout" svg:width="1.044cm" svg:height="0.747cm" svg:x="11.512cm" svg:y="5.153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0.212cm" svg:y="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2.388cm" svg:y="5.23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0.31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569cm" svg:y1="5.1cm" svg:x2="12.569cm" svg:y2="5.9cm">
              <text:p/>
            </draw:line>
          </draw:g>
          <draw:line draw:style-name="gr25" draw:text-style-name="P8" draw:layer="layout" svg:x1="11.512cm" svg:y1="5.1cm" svg:x2="11.512cm" svg:y2="5.9cm">
            <text:p/>
          </draw:line>
        </draw:g>
        <draw:frame draw:style-name="gr40" draw:text-style-name="P14" draw:layer="layout" svg:width="1.044cm" svg:height="0.662cm" svg:x="11.542cm" svg:y="5.153cm">
          <draw:text-box>
            <text:p><text:span text:style-name="T11">60</text:span></text:p>
          </draw:text-box>
        </draw:frame>
        <draw:frame draw:style-name="gr30" draw:text-style-name="P11" draw:layer="layout" svg:width="1.412cm" svg:height="0.662cm" svg:x="14.088cm" svg:y="6.909cm">
          <draw:text-box>
            <text:p xml:id="id24" text:id="id24"><text:span text:style-name="T9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preset-property="Direction">
                  <anim:transitionFilter smil:dur="0.5s" smil:targetElement="id23" smil:type="slideWipe" smil:subtype="fromBottom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frame draw:style-name="gr37" draw:text-style-name="P16" draw:layer="layout" svg:width="6.106cm" svg:height="0.988cm" svg:x="19.894cm" svg:y="5.6cm">
          <draw:text-box>
            <text:p><text:span text:style-name="T13">In</text:span><text:span text:style-name="T13">or</text:span><text:span text:style-name="T13">d</text:span><text:span text:style-name="T13">er </text:span><text:span text:style-name="T13">S</text:span><text:span text:style-name="T13">u</text:span><text:span text:style-name="T13">cc</text:span><text:span text:style-name="T13">e</text:span><text:span text:style-name="T13">ss</text:span><text:span text:style-name="T13">or</text:span></text:p>
          </draw:text-box>
        </draw:frame>
        <draw:frame draw:style-name="gr39" draw:text-style-name="P18" draw:layer="layout" svg:width="1.306cm" svg:height="0.831cm" svg:x="21cm" svg:y="6.288cm">
          <draw:text-box>
            <text:p><text:span text:style-name="T14">6</text:span><text:span text:style-name="T14">0</text:span></text:p>
          </draw:text-box>
        </draw:frame>
        <draw:g>
          <draw:g>
            <draw:custom-shape draw:style-name="gr24" draw:text-style-name="P10" draw:layer="layout" svg:width="3.291cm" svg:height="0.8cm" svg:x="10.31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569cm" svg:y1="5.1cm" svg:x2="12.569cm" svg:y2="5.9cm">
              <text:p/>
            </draw:line>
          </draw:g>
          <draw:line draw:style-name="gr25" draw:text-style-name="P8" draw:layer="layout" svg:x1="11.512cm" svg:y1="5.1cm" svg:x2="11.512cm" svg:y2="5.9cm">
            <text:p/>
          </draw:line>
        </draw:g>
        <draw:frame draw:style-name="gr26" draw:text-style-name="P13" draw:layer="layout" svg:width="1.044cm" svg:height="0.747cm" svg:x="11.512cm" svg:y="5.153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0.212cm" svg:y="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2.388cm" svg:y="5.23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0.31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569cm" svg:y1="5.1cm" svg:x2="12.569cm" svg:y2="5.9cm">
              <text:p/>
            </draw:line>
          </draw:g>
          <draw:line draw:style-name="gr25" draw:text-style-name="P8" draw:layer="layout" svg:x1="11.512cm" svg:y1="5.1cm" svg:x2="11.512cm" svg:y2="5.9cm">
            <text:p/>
          </draw:line>
        </draw:g>
        <draw:frame draw:style-name="gr40" draw:text-style-name="P14" draw:layer="layout" svg:width="1.044cm" svg:height="0.662cm" svg:x="11.542cm" svg:y="5.153cm">
          <draw:text-box>
            <text:p><text:span text:style-name="T11">60</text:span></text:p>
          </draw:text-box>
        </draw:frame>
        <draw:frame draw:style-name="gr30" draw:text-style-name="P11" draw:layer="layout" svg:width="1.412cm" svg:height="0.662cm" svg:x="14.088cm" svg:y="6.909cm">
          <draw:text-box>
            <text:p xml:id="id25" text:id="id25"><text:span text:style-name="T9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6" draw:text-style-name="P15" draw:layer="layout" svg:width="6.619cm" svg:height="0.988cm" svg:x="2.095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line draw:style-name="gr29" draw:text-style-name="P8" draw:layer="layout" svg:x1="10.986cm" svg:y1="5.715cm" svg:x2="9.344cm" svg:y2="6.861cm">
          <text:p/>
        </draw:lin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line draw:style-name="gr29" draw:text-style-name="P8" draw:layer="layout" svg:x1="12.948cm" svg:y1="5.8cm" svg:x2="15.309cm" svg:y2="6.856cm">
          <text:p/>
        </draw:lin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 xml:id="id26" draw:id="id26">
          <draw:line draw:style-name="gr38" draw:text-style-name="P17" draw:layer="layout" svg:x1="6.9cm" svg:y1="6.2cm" svg:x2="1.9cm" svg:y2="12.2cm">
            <text:p/>
          </draw:line>
          <draw:line draw:style-name="gr38" draw:text-style-name="P17" draw:layer="layout" svg:x1="1.9cm" svg:y1="12.2cm" svg:x2="14.6cm" svg:y2="12cm">
            <text:p/>
          </draw:line>
          <draw:line draw:style-name="gr38" draw:text-style-name="P17" draw:layer="layout" svg:x1="10cm" svg:y1="6.2cm" svg:x2="14.6cm" svg:y2="12cm">
            <text:p/>
          </draw:line>
          <draw:line draw:style-name="gr38" draw:text-style-name="P17" draw:layer="layout" svg:x1="6.9cm" svg:y1="6.2cm" svg:x2="10cm" svg:y2="6.2cm">
            <text:p/>
          </draw:line>
        </draw:g>
        <draw:frame draw:style-name="gr37" draw:text-style-name="P16" draw:layer="layout" svg:width="6.106cm" svg:height="0.988cm" svg:x="18.294cm" svg:y="5.2cm">
          <draw:text-box>
            <text:p><text:span text:style-name="T13">In</text:span><text:span text:style-name="T13">or</text:span><text:span text:style-name="T13">d</text:span><text:span text:style-name="T13">er </text:span><text:span text:style-name="T13">Pr</text:span><text:span text:style-name="T13">e</text:span><text:span text:style-name="T13">d</text:span><text:span text:style-name="T13">e</text:span><text:span text:style-name="T13">c</text:span><text:span text:style-name="T13">e</text:span><text:span text:style-name="T13">ss</text:span><text:span text:style-name="T13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line draw:style-name="gr29" draw:text-style-name="P8" draw:layer="layout" svg:x1="12.948cm" svg:y1="5.8cm" svg:x2="15.309cm" svg:y2="6.856cm">
          <text:p/>
        </draw:line>
        <draw:line draw:style-name="gr29" draw:text-style-name="P8" draw:layer="layout" svg:x1="10.986cm" svg:y1="5.715cm" svg:x2="9.344cm" svg:y2="6.861cm">
          <text:p/>
        </draw:line>
        <draw:frame draw:style-name="gr26" draw:text-style-name="P11" draw:layer="layout" svg:width="1.044cm" svg:height="0.747cm" svg:x="11.507cm" svg:y="5.109cm">
          <draw:text-box>
            <text:p><text:span text:style-name="T9">50</text:span></text:p>
          </draw:text-box>
        </draw:frame>
        <draw:frame draw:style-name="gr37" draw:text-style-name="P16" draw:layer="layout" svg:width="6.106cm" svg:height="0.988cm" svg:x="18.294cm" svg:y="5.2cm">
          <draw:text-box>
            <text:p><text:span text:style-name="T13">In</text:span><text:span text:style-name="T13">or</text:span><text:span text:style-name="T13">d</text:span><text:span text:style-name="T13">er </text:span><text:span text:style-name="T13">Pr</text:span><text:span text:style-name="T13">e</text:span><text:span text:style-name="T13">d</text:span><text:span text:style-name="T13">e</text:span><text:span text:style-name="T13">c</text:span><text:span text:style-name="T13">e</text:span><text:span text:style-name="T13">ss</text:span><text:span text:style-name="T13">or</text:span></text:p>
          </draw:text-box>
        </draw:frame>
        <draw:g>
          <draw:line draw:style-name="gr38" draw:text-style-name="P17" draw:layer="layout" svg:x1="6.9cm" svg:y1="6.2cm" svg:x2="1.9cm" svg:y2="12.2cm">
            <text:p/>
          </draw:line>
          <draw:line draw:style-name="gr38" draw:text-style-name="P17" draw:layer="layout" svg:x1="1.9cm" svg:y1="12.2cm" svg:x2="14.6cm" svg:y2="12cm">
            <text:p/>
          </draw:line>
          <draw:line draw:style-name="gr38" draw:text-style-name="P17" draw:layer="layout" svg:x1="10cm" svg:y1="6.2cm" svg:x2="14.6cm" svg:y2="12cm">
            <text:p/>
          </draw:line>
          <draw:line draw:style-name="gr38" draw:text-style-name="P17" draw:layer="layout" svg:x1="6.9cm" svg:y1="6.2cm" svg:x2="10cm" svg:y2="6.2cm">
            <text:p/>
          </draw:line>
        </draw:g>
        <draw:frame draw:style-name="gr34" draw:text-style-name="P18" draw:layer="layout" svg:width="1.306cm" svg:height="0.988cm" svg:x="23.694cm" svg:y="5.2cm">
          <draw:text-box>
            <text:p xml:id="id27" text:id="id27"><text:span text:style-name="T14">4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0.2cm" svg:y1="9.652cm" svg:x2="8.8cm" svg:y2="11cm">
          <text:p/>
        </draw: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line draw:style-name="gr29" draw:text-style-name="P8" draw:layer="layout" svg:x1="12.948cm" svg:y1="5.8cm" svg:x2="15.309cm" svg:y2="6.856cm">
          <text:p/>
        </draw:line>
        <draw:line draw:style-name="gr29" draw:text-style-name="P8" draw:layer="layout" svg:x1="10.986cm" svg:y1="5.715cm" svg:x2="9.344cm" svg:y2="6.861cm">
          <text:p/>
        </draw:line>
        <draw:frame draw:style-name="gr26" draw:text-style-name="P11" draw:layer="layout" svg:width="1.044cm" svg:height="0.747cm" svg:x="11.507cm" svg:y="5.109cm">
          <draw:text-box>
            <text:p xml:id="id28" text:id="id28"><text:span text:style-name="T9">50</text:span></text:p>
          </draw:text-box>
        </draw:frame>
        <draw:frame draw:style-name="gr37" draw:text-style-name="P16" draw:layer="layout" svg:width="6.106cm" svg:height="0.988cm" svg:x="18.294cm" svg:y="5.2cm">
          <draw:text-box>
            <text:p><text:span text:style-name="T13">In</text:span><text:span text:style-name="T13">or</text:span><text:span text:style-name="T13">d</text:span><text:span text:style-name="T13">er </text:span><text:span text:style-name="T13">Pr</text:span><text:span text:style-name="T13">e</text:span><text:span text:style-name="T13">d</text:span><text:span text:style-name="T13">e</text:span><text:span text:style-name="T13">c</text:span><text:span text:style-name="T13">e</text:span><text:span text:style-name="T13">ss</text:span><text:span text:style-name="T13">or</text:span></text:p>
          </draw:text-box>
        </draw:frame>
        <draw:g>
          <draw:line draw:style-name="gr38" draw:text-style-name="P17" draw:layer="layout" svg:x1="6.9cm" svg:y1="6.2cm" svg:x2="1.9cm" svg:y2="12.2cm">
            <text:p/>
          </draw:line>
          <draw:line draw:style-name="gr38" draw:text-style-name="P17" draw:layer="layout" svg:x1="1.9cm" svg:y1="12.2cm" svg:x2="14.6cm" svg:y2="12cm">
            <text:p/>
          </draw:line>
          <draw:line draw:style-name="gr38" draw:text-style-name="P17" draw:layer="layout" svg:x1="10cm" svg:y1="6.2cm" svg:x2="14.6cm" svg:y2="12cm">
            <text:p/>
          </draw:line>
          <draw:line draw:style-name="gr38" draw:text-style-name="P17" draw:layer="layout" svg:x1="6.9cm" svg:y1="6.2cm" svg:x2="10cm" svg:y2="6.2cm">
            <text:p/>
          </draw:line>
        </draw:g>
        <draw:frame draw:style-name="gr34" draw:text-style-name="P18" draw:layer="layout" svg:width="1.306cm" svg:height="0.988cm" svg:x="23.694cm" svg:y="5.2cm">
          <draw:text-box>
            <text:p><text:span text:style-name="T14">4</text:span><text:span text:style-name="T14">0</text:span></text:p>
          </draw:text-box>
        </draw:frame>
        <draw:frame draw:style-name="gr26" draw:text-style-name="P14" draw:layer="layout" svg:width="1.044cm" svg:height="0.747cm" svg:x="11.507cm" svg:y="5.1cm">
          <draw:text-box>
            <text:p xml:id="id29" text:id="id29"><text:span text:style-name="T11">4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26" draw:text-style-name="P14" draw:layer="layout" svg:width="1.044cm" svg:height="0.747cm" svg:x="9.976cm" svg:y="8.923cm">
          <draw:text-box>
            <text:p xml:id="id30" text:id="id30"><text:span text:style-name="T11">40</text:span></text:p>
          </draw:text-box>
        </draw:frame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7.17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433cm" svg:y1="11cm" svg:x2="9.433cm" svg:y2="11.8cm">
              <text:p/>
            </draw:line>
          </draw:g>
          <draw:line draw:style-name="gr25" draw:text-style-name="P8" draw:layer="layout" svg:x1="8.376cm" svg:y1="11cm" svg:x2="8.376cm" svg:y2="11.8cm">
            <text:p/>
          </draw:line>
        </draw:g>
        <draw:frame draw:style-name="gr26" draw:text-style-name="P11" draw:layer="layout" svg:width="1.044cm" svg:height="0.747cm" svg:x="8.376cm" svg:y="11.146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7.076cm" svg:y="11.1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9.252cm" svg:y="11.135cm">
          <draw:text-box>
            <text:p><text:span text:style-name="T9">NU</text:span><text:span text:style-name="T9">LL</text:span></text:p>
          </draw:text-box>
        </draw:frame>
        <draw:polyline draw:style-name="gr29" draw:text-style-name="P8" xml:id="id32" draw:id="id32" draw:layer="layout" svg:width="1.399cm" svg:height="1.347cm" svg:x="8.8cm" svg:y="9.652cm" svg:viewBox="0 0 1400 1348" draw:points="1400,0 0,1348">
          <text:p/>
        </draw:polylin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line draw:style-name="gr29" draw:text-style-name="P8" draw:layer="layout" svg:x1="12.948cm" svg:y1="5.8cm" svg:x2="15.309cm" svg:y2="6.856cm">
          <text:p/>
        </draw:line>
        <draw:line draw:style-name="gr29" draw:text-style-name="P8" draw:layer="layout" svg:x1="10.986cm" svg:y1="5.715cm" svg:x2="9.344cm" svg:y2="6.861cm">
          <text:p/>
        </draw:line>
        <draw:frame draw:style-name="gr37" draw:text-style-name="P16" draw:layer="layout" svg:width="6.106cm" svg:height="0.988cm" svg:x="18.294cm" svg:y="5.2cm">
          <draw:text-box>
            <text:p><text:span text:style-name="T13">In</text:span><text:span text:style-name="T13">or</text:span><text:span text:style-name="T13">d</text:span><text:span text:style-name="T13">er </text:span><text:span text:style-name="T13">Pr</text:span><text:span text:style-name="T13">e</text:span><text:span text:style-name="T13">d</text:span><text:span text:style-name="T13">e</text:span><text:span text:style-name="T13">c</text:span><text:span text:style-name="T13">e</text:span><text:span text:style-name="T13">ss</text:span><text:span text:style-name="T13">or</text:span></text:p>
          </draw:text-box>
        </draw:frame>
        <draw:g>
          <draw:line draw:style-name="gr38" draw:text-style-name="P17" draw:layer="layout" svg:x1="6.9cm" svg:y1="6.2cm" svg:x2="1.9cm" svg:y2="12.2cm">
            <text:p/>
          </draw:line>
          <draw:line draw:style-name="gr38" draw:text-style-name="P17" draw:layer="layout" svg:x1="1.9cm" svg:y1="12.2cm" svg:x2="14.6cm" svg:y2="12cm">
            <text:p/>
          </draw:line>
          <draw:line draw:style-name="gr38" draw:text-style-name="P17" draw:layer="layout" svg:x1="10cm" svg:y1="6.2cm" svg:x2="14.6cm" svg:y2="12cm">
            <text:p/>
          </draw:line>
          <draw:line draw:style-name="gr38" draw:text-style-name="P17" draw:layer="layout" svg:x1="6.9cm" svg:y1="6.2cm" svg:x2="10cm" svg:y2="6.2cm">
            <text:p/>
          </draw:line>
        </draw:g>
        <draw:frame draw:style-name="gr34" draw:text-style-name="P18" draw:layer="layout" svg:width="1.306cm" svg:height="0.988cm" svg:x="23.694cm" svg:y="5.2cm">
          <draw:text-box>
            <text:p><text:span text:style-name="T14">4</text:span><text:span text:style-name="T14">0</text:span></text:p>
          </draw:text-box>
        </draw:frame>
        <draw:frame draw:style-name="gr26" draw:text-style-name="P14" draw:layer="layout" svg:width="1.044cm" svg:height="0.747cm" svg:x="11.507cm" svg:y="5.101cm">
          <draw:text-box>
            <text:p><text:span text:style-name="T11">40</text:span></text:p>
          </draw:text-box>
        </draw:frame>
        <draw:frame draw:style-name="gr26" draw:text-style-name="P11" draw:layer="layout" svg:width="1.044cm" svg:height="0.747cm" svg:x="9.976cm" svg:y="8.923cm">
          <draw:text-box>
            <text:p xml:id="id31" text:id="id31"><text:span text:style-name="T9">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 presentation:preset-property="Direction">
                  <anim:transitionFilter smil:dur="0.5s" smil:targetElement="id32" smil:type="slideWipe" smil:subtype="fromBottom" smil:mode="out"/>
                  <anim:set smil:begin="0.499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g>
          <draw:g>
            <draw:custom-shape draw:style-name="gr24" draw:text-style-name="P10" draw:layer="layout" svg:width="3.291cm" svg:height="0.8cm" svg:x="7.1cm" svg:y="6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9.357cm" svg:y1="6.861cm" svg:x2="9.357cm" svg:y2="7.661cm">
              <text:p/>
            </draw:line>
          </draw:g>
          <draw:line draw:style-name="gr25" draw:text-style-name="P8" draw:layer="layout" svg:x1="8.3cm" svg:y1="6.861cm" svg:x2="8.3cm" svg:y2="7.661cm">
            <text:p/>
          </draw:line>
        </draw:g>
        <draw:custom-shape draw:style-name="gr27" draw:text-style-name="P12" draw:layer="layout" svg:width="1.6cm" svg:height="0.6cm" svg:x="10.99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349cm" svg:height="0.747cm" svg:x="12.614cm" svg:y="3.6cm">
          <draw:text-box>
            <text:p><text:span text:style-name="T10">ro</text:span><text:span text:style-name="T10">ot</text:span></text:p>
          </draw:text-box>
        </draw:frame>
        <draw:line draw:style-name="gr29" draw:text-style-name="P8" draw:layer="layout" svg:x1="11.792cm" svg:y1="4.1cm" svg:x2="11.792cm" svg:y2="5cm">
          <text:p/>
        </draw:line>
        <draw:frame draw:style-name="gr26" draw:text-style-name="P14" draw:layer="layout" svg:width="1.044cm" svg:height="0.747cm" svg:x="8.3cm" svg:y="6.914cm">
          <draw:text-box>
            <text:p><text:span text:style-name="T11">20</text:span></text:p>
          </draw:text-box>
        </draw:frame>
        <draw:g>
          <draw:g>
            <draw:custom-shape draw:style-name="gr24" draw:text-style-name="P10" draw:layer="layout" svg:width="3.291cm" svg:height="0.8cm" svg:x="14.109cm" svg:y="6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6.366cm" svg:y1="6.856cm" svg:x2="16.366cm" svg:y2="7.656cm">
              <text:p/>
            </draw:line>
          </draw:g>
          <draw:line draw:style-name="gr25" draw:text-style-name="P8" draw:layer="layout" svg:x1="15.309cm" svg:y1="6.856cm" svg:x2="15.309cm" svg:y2="7.656cm">
            <text:p/>
          </draw:line>
        </draw:g>
        <draw:frame draw:style-name="gr26" draw:text-style-name="P11" draw:layer="layout" svg:width="1.044cm" svg:height="0.747cm" svg:x="15.309cm" svg:y="6.909cm">
          <draw:text-box>
            <text:p><text:span text:style-name="T9">70</text:span></text:p>
          </draw:text-box>
        </draw:frame>
        <draw:g>
          <draw:g>
            <draw:custom-shape draw:style-name="gr24" draw:text-style-name="P10" draw:layer="layout" svg:width="3.291cm" svg:height="0.8cm" svg:x="5cm" svg:y="8.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7.257cm" svg:y1="8.84cm" svg:x2="7.257cm" svg:y2="9.64cm">
              <text:p/>
            </draw:line>
          </draw:g>
          <draw:line draw:style-name="gr25" draw:text-style-name="P8" draw:layer="layout" svg:x1="6.2cm" svg:y1="8.84cm" svg:x2="6.2cm" svg:y2="9.64cm">
            <text:p/>
          </draw:line>
        </draw:g>
        <draw:frame draw:style-name="gr26" draw:text-style-name="P14" draw:layer="layout" svg:width="1.044cm" svg:height="0.747cm" svg:x="6.2cm" svg:y="8.94cm">
          <draw:text-box>
            <text:p><text:span text:style-name="T11">10</text:span></text:p>
          </draw:text-box>
        </draw:frame>
        <draw:frame draw:style-name="gr30" draw:text-style-name="P11" draw:layer="layout" svg:width="1.412cm" svg:height="0.662cm" svg:x="4.9cm" svg:y="8.94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7.076cm" svg:y="8.952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8.648cm" svg:y="8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0.905cm" svg:y1="8.852cm" svg:x2="10.905cm" svg:y2="9.652cm">
              <text:p/>
            </draw:line>
          </draw:g>
          <draw:line draw:style-name="gr25" draw:text-style-name="P8" draw:layer="layout" svg:x1="9.848cm" svg:y1="8.852cm" svg:x2="9.848cm" svg:y2="9.652cm">
            <text:p/>
          </draw:line>
        </draw:g>
        <draw:frame draw:style-name="gr30" draw:text-style-name="P11" draw:layer="layout" svg:width="1.412cm" svg:height="0.662cm" svg:x="10.735cm" svg:y="8.92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6.786cm" svg:y1="7.656cm" svg:x2="18.2cm" svg:y2="8.75cm">
          <text:p/>
        </draw:line>
        <draw:line draw:style-name="gr29" draw:text-style-name="P8" draw:layer="layout" svg:x1="8.3cm" svg:y1="7.661cm" svg:x2="6.4cm" svg:y2="8.952cm">
          <text:p/>
        </draw:line>
        <draw:line draw:style-name="gr29" draw:text-style-name="P8" draw:layer="layout" svg:x1="9.2cm" svg:y1="7.661cm" svg:x2="10.686cm" svg:y2="8.914cm">
          <text:p/>
        </draw:lin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26" draw:text-style-name="P13" draw:layer="layout" svg:width="1.044cm" svg:height="0.747cm" svg:x="14.048cm" svg:y="8.836cm">
          <draw:text-box>
            <text:p><text:span text:style-name="T10">30</text:span></text:p>
          </draw:text-box>
        </draw:frame>
        <draw:frame draw:style-name="gr30" draw:text-style-name="P11" draw:layer="layout" svg:width="1.412cm" svg:height="0.662cm" svg:x="12.748cm" svg:y="8.683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4cm" svg:y="8.918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2.848cm" svg:y="8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5.105cm" svg:y1="8.783cm" svg:x2="15.105cm" svg:y2="9.583cm">
              <text:p/>
            </draw:line>
          </draw:g>
          <draw:line draw:style-name="gr25" draw:text-style-name="P8" draw:layer="layout" svg:x1="14.048cm" svg:y1="8.783cm" svg:x2="14.048cm" svg:y2="9.583cm">
            <text:p/>
          </draw:line>
        </draw:g>
        <draw:frame draw:style-name="gr31" draw:text-style-name="P14" draw:layer="layout" svg:width="1.044cm" svg:height="1.017cm" svg:x="14.078cm" svg:y="8.783cm">
          <draw:text-box>
            <text:p><text:span text:style-name="T11">60</text:span></text:p>
          </draw:text-box>
        </draw:frame>
        <draw:frame draw:style-name="gr32" draw:text-style-name="P11" draw:layer="layout" svg:width="1.649cm" svg:height="0.762cm" svg:x="12.748cm" svg:y="8.836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4.921cm" svg:y="8.88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5.309cm" svg:y1="7.554cm" svg:x2="14.16cm" svg:y2="8.783cm">
          <text:p/>
        </draw:lin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3" draw:layer="layout" svg:width="1.044cm" svg:height="0.747cm" svg:x="18.086cm" svg:y="8.80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18.962cm" svg:y="8.88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6.886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9.143cm" svg:y1="8.75cm" svg:x2="19.143cm" svg:y2="9.55cm">
              <text:p/>
            </draw:line>
          </draw:g>
          <draw:line draw:style-name="gr25" draw:text-style-name="P8" draw:layer="layout" svg:x1="18.086cm" svg:y1="8.75cm" svg:x2="18.086cm" svg:y2="9.55cm">
            <text:p/>
          </draw:line>
        </draw:g>
        <draw:frame draw:style-name="gr26" draw:text-style-name="P14" draw:layer="layout" svg:width="1.044cm" svg:height="0.747cm" svg:x="18.086cm" svg:y="8.853cm">
          <draw:text-box>
            <text:p><text:span text:style-name="T11">90</text:span></text:p>
          </draw:text-box>
        </draw:frame>
        <draw:frame draw:style-name="gr30" draw:text-style-name="P11" draw:layer="layout" svg:width="1.412cm" svg:height="0.662cm" svg:x="16.886cm" svg:y="8.85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line draw:style-name="gr29" draw:text-style-name="P8" draw:layer="layout" svg:x1="19.412cm" svg:y1="9.6cm" svg:x2="20.512cm" svg:y2="11cm">
          <text:p/>
        </draw:lin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26" draw:text-style-name="P13" draw:layer="layout" svg:width="1.044cm" svg:height="0.747cm" svg:x="20.3cm" svg:y="11.053cm">
          <draw:text-box>
            <text:p><text:span text:style-name="T10">9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.1cm" svg:y="11.1cm">
          <draw:text-box>
            <text:p><text:span text:style-name="T9">NU</text:span><text:span text:style-name="T9">LL</text:span></text:p>
          </draw:text-box>
        </draw:frame>
        <draw:g>
          <draw:g>
            <draw:custom-shape draw:style-name="gr24" draw:text-style-name="P10" draw:layer="layout" svg:width="3.291cm" svg:height="0.8cm" svg:x="19.1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21.357cm" svg:y1="11cm" svg:x2="21.357cm" svg:y2="11.8cm">
              <text:p/>
            </draw:line>
          </draw:g>
          <draw:line draw:style-name="gr25" draw:text-style-name="P8" draw:layer="layout" svg:x1="20.3cm" svg:y1="11cm" svg:x2="20.3cm" svg:y2="11.8cm">
            <text:p/>
          </draw:line>
        </draw:g>
        <draw:frame draw:style-name="gr33" draw:text-style-name="P14" draw:layer="layout" svg:width="1.175cm" svg:height="0.747cm" svg:x="20.2cm" svg:y="11.153cm">
          <draw:text-box>
            <text:p><text:span text:style-name="T11">10</text:span><text:span text:style-name="T11">0</text:span></text:p>
          </draw:text-box>
        </draw:frame>
        <draw:frame draw:style-name="gr30" draw:text-style-name="P11" draw:layer="layout" svg:width="1.412cm" svg:height="0.662cm" svg:x="21.176cm" svg:y="11.135cm">
          <draw:text-box>
            <text:p><text:span text:style-name="T9">NU</text:span><text:span text:style-name="T9">LL</text:span></text:p>
          </draw:text-box>
        </draw:frame>
        <draw:frame draw:style-name="gr30" draw:text-style-name="P11" draw:layer="layout" svg:width="1.412cm" svg:height="0.662cm" svg:x="19cm" svg:y="11.1cm">
          <draw:text-box>
            <text:p><text:span text:style-name="T9">NU</text:span><text:span text:style-name="T9">LL</text:span></text:p>
          </draw:text-box>
        </draw:frame>
        <draw:frame presentation:style-name="pr5" draw:text-style-name="P6" draw:layer="layout" svg:width="19.5cm" svg:height="2.597cm" svg:x="0.549cm" svg:y="0.212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4" draw:text-style-name="P15" draw:layer="layout" svg:width="1.306cm" svg:height="0.988cm" svg:x="18cm" svg:y="4cm">
          <draw:text-box>
            <text:p><text:span text:style-name="T12">5</text:span><text:span text:style-name="T12">0</text:span></text:p>
          </draw:text-box>
        </draw:frame>
        <draw:frame draw:style-name="gr36" draw:text-style-name="P15" draw:layer="layout" svg:width="6.619cm" svg:height="0.988cm" svg:x="2.094cm" svg:y="3.8cm">
          <draw:text-box>
            <text:p><text:span text:style-name="T12">C</text:span><text:span text:style-name="T12">a</text:span><text:span text:style-name="T12">s</text:span><text:span text:style-name="T12">e </text:span><text:span text:style-name="T12">: </text:span><text:span text:style-name="T12">T</text:span><text:span text:style-name="T12">w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</text:span></text:p>
          </draw:text-box>
        </draw:frame>
        <draw:g>
          <draw:g>
            <draw:custom-shape draw:style-name="gr24" draw:text-style-name="P10" draw:layer="layout" svg:width="3.291cm" svg:height="0.8cm" svg:x="10.392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8" draw:layer="layout" svg:x1="12.649cm" svg:y1="5.1cm" svg:x2="12.649cm" svg:y2="5.9cm">
              <text:p/>
            </draw:line>
          </draw:g>
          <draw:line draw:style-name="gr25" draw:text-style-name="P8" draw:layer="layout" svg:x1="11.592cm" svg:y1="5.1cm" svg:x2="11.592cm" svg:y2="5.9cm">
            <text:p/>
          </draw:line>
        </draw:g>
        <draw:line draw:style-name="gr29" draw:text-style-name="P8" draw:layer="layout" svg:x1="12.948cm" svg:y1="5.8cm" svg:x2="15.309cm" svg:y2="6.856cm">
          <text:p/>
        </draw:line>
        <draw:line draw:style-name="gr29" draw:text-style-name="P8" draw:layer="layout" svg:x1="10.986cm" svg:y1="5.715cm" svg:x2="9.344cm" svg:y2="6.861cm">
          <text:p/>
        </draw:line>
        <draw:frame draw:style-name="gr37" draw:text-style-name="P16" draw:layer="layout" svg:width="6.106cm" svg:height="0.988cm" svg:x="18.294cm" svg:y="5.2cm">
          <draw:text-box>
            <text:p><text:span text:style-name="T13">In</text:span><text:span text:style-name="T13">or</text:span><text:span text:style-name="T13">d</text:span><text:span text:style-name="T13">er </text:span><text:span text:style-name="T13">Pr</text:span><text:span text:style-name="T13">e</text:span><text:span text:style-name="T13">d</text:span><text:span text:style-name="T13">e</text:span><text:span text:style-name="T13">c</text:span><text:span text:style-name="T13">e</text:span><text:span text:style-name="T13">ss</text:span><text:span text:style-name="T13">or</text:span></text:p>
          </draw:text-box>
        </draw:frame>
        <draw:frame draw:style-name="gr34" draw:text-style-name="P18" draw:layer="layout" svg:width="1.306cm" svg:height="0.988cm" svg:x="23.694cm" svg:y="5.2cm">
          <draw:text-box>
            <text:p><text:span text:style-name="T14">4</text:span><text:span text:style-name="T14">0</text:span></text:p>
          </draw:text-box>
        </draw:frame>
        <draw:frame draw:style-name="gr26" draw:text-style-name="P14" draw:layer="layout" svg:width="1.044cm" svg:height="0.747cm" svg:x="11.507cm" svg:y="5.101cm">
          <draw:text-box>
            <text:p><text:span text:style-name="T11">40</text:span></text:p>
          </draw:text-box>
        </draw:frame>
        <draw:frame draw:style-name="gr26" draw:text-style-name="P11" draw:layer="layout" svg:width="1.044cm" svg:height="0.747cm" svg:x="9.976cm" svg:y="8.924cm">
          <draw:text-box>
            <text:p><text:span text:style-name="T9">30</text:span></text:p>
          </draw:text-box>
        </draw:frame>
        <draw:frame draw:style-name="gr30" draw:text-style-name="P11" draw:layer="layout" svg:width="1.412cm" svg:height="0.662cm" svg:x="8.564cm" svg:y="8.924cm">
          <draw:text-box>
            <text:p><text:span text:style-name="T9">NU</text:span><text:span text:style-name="T9">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ntent">
        <office:forms form:automatic-focus="false" form:apply-design-mode="false"/>
        <draw:custom-shape draw:style-name="gr41" draw:text-style-name="P19" draw:layer="layout" svg:width="13.8cm" svg:height="11.671cm" svg:x="1.4cm" svg:y="3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7.451cm" svg:height="3.335cm" svg:x="0.549cm" svg:y="-0.335cm" presentation:class="title" presentation:user-transformed="true">
          <draw:text-box>
            <text:p><text:span text:style-name="T6">D</text:span><text:span text:style-name="T6">a</text:span><text:span text:style-name="T6">t</text:span><text:span text:style-name="T6">a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 </text:span><text:span text:style-name="T6">– </text:span><text:span text:style-name="T6">B</text:span><text:span text:style-name="T6">i</text:span><text:span text:style-name="T6">n</text:span><text:span text:style-name="T6">a</text:span><text:span text:style-name="T6">r</text:span><text:span text:style-name="T6">y </text:span><text:span text:style-name="T6">S</text:span><text:span text:style-name="T6">e</text:span><text:span text:style-name="T6">a</text:span><text:span text:style-name="T6">r</text:span><text:span text:style-name="T6">c</text:span><text:span text:style-name="T6">h </text:span><text:span text:style-name="T6">Tr</text:span><text:span text:style-name="T6">e</text:span><text:span text:style-name="T6">e </text:span><text:span text:style-name="T7"><text:line-break/>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: 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n</text:span><text:span text:style-name="T7">o</text:span><text:span text:style-name="T7">d</text:span><text:span text:style-name="T7">e</text:span><text:span text:style-name="T7">(</text:span><text:span text:style-name="T7">r</text:span><text:span text:style-name="T7">o</text:span><text:span text:style-name="T7">o</text:span><text:span text:style-name="T7">t</text:span><text:span text:style-name="T7">,</text:span><text:span text:style-name="T7">k</text:span><text:span text:style-name="T7">e</text:span><text:span text:style-name="T7">y</text:span><text:span text:style-name="T7">)</text:span></text:p>
          </draw:text-box>
        </draw:frame>
        <draw:frame draw:style-name="gr42" draw:text-style-name="P16" draw:layer="layout" svg:width="13.9cm" svg:height="11.671cm" svg:x="1.6cm" svg:y="3cm">
          <draw:text-box>
            <text:p text:style-name="P20"><text:span text:style-name="T15">If </text:span><text:span text:style-name="T16">(roo</text:span><text:span text:style-name="T16">t = </text:span><text:span text:style-name="T16">NUL</text:span><text:span text:style-name="T16">L)</text:span></text:p>
            <text:p text:style-name="P20"><text:span text:style-name="T16"><text:tab/></text:span><text:span text:style-name="T16">retu</text:span><text:span text:style-name="T16">rn </text:span><text:span text:style-name="T16">root</text:span></text:p>
            <text:p text:style-name="P20"><text:span text:style-name="T15">If </text:span><text:span text:style-name="T16">(key </text:span><text:span text:style-name="T16">&lt; </text:span><text:span text:style-name="T16">root </text:span><text:span text:style-name="T16">-</text:span><text:span text:style-name="T16">&gt;da</text:span><text:span text:style-name="T16">ta )</text:span></text:p>
            <text:p text:style-name="P20"><text:span text:style-name="T16"><text:tab/></text:span><text:span text:style-name="T16">root </text:span><text:span text:style-name="T16">-&gt; </text:span><text:span text:style-name="T16">LC </text:span><text:span text:style-name="T16">= </text:span><text:span text:style-name="T16">dele</text:span><text:span text:style-name="T16">te_n</text:span><text:span text:style-name="T16">ode</text:span><text:span text:style-name="T16">(roo</text:span><text:span text:style-name="T16">t -&gt; </text:span><text:span text:style-name="T16">LC ,</text:span><text:span text:style-name="T16">key)</text:span></text:p>
            <text:p text:style-name="P20"><text:span text:style-name="T15">Else </text:span><text:span text:style-name="T15">if </text:span><text:span text:style-name="T16">(key </text:span><text:span text:style-name="T16">&gt; </text:span><text:span text:style-name="T16">root </text:span><text:span text:style-name="T16">-&gt; </text:span><text:span text:style-name="T16">dat</text:span><text:span text:style-name="T16">a )</text:span></text:p>
            <text:p text:style-name="P20"><text:span text:style-name="T16"><text:tab/></text:span><text:span text:style-name="T16">root </text:span><text:span text:style-name="T16">-&gt; </text:span><text:span text:style-name="T16">RC </text:span><text:span text:style-name="T16">= </text:span><text:span text:style-name="T16">dele</text:span><text:span text:style-name="T16">te_n</text:span><text:span text:style-name="T16">ode</text:span><text:span text:style-name="T16">(roo</text:span><text:span text:style-name="T16">t -&gt; </text:span><text:span text:style-name="T16">RC ,</text:span><text:span text:style-name="T16">key)</text:span></text:p>
            <text:p text:style-name="P20"><text:span text:style-name="T15">Else</text:span></text:p>
            <text:p text:style-name="P20"><text:span text:style-name="T16"><text:s text:c="6"/></text:span><text:span text:style-name="T16"><text:tab/></text:span><text:span text:style-name="T15">If </text:span><text:span text:style-name="T16">(roo</text:span><text:span text:style-name="T16">t -&gt; </text:span><text:span text:style-name="T16">LC </text:span><text:span text:style-name="T16">= </text:span><text:span text:style-name="T16">NUL</text:span><text:span text:style-name="T16">L)</text:span></text:p>
            <text:p text:style-name="P20"><text:span text:style-name="T16"><text:tab/></text:span><text:span text:style-name="T16"><text:tab/></text:span><text:span text:style-name="T16">tem</text:span><text:span text:style-name="T16">p = </text:span><text:span text:style-name="T16">root </text:span><text:span text:style-name="T16">-&gt; </text:span><text:span text:style-name="T16">RC</text:span></text:p>
            <text:p text:style-name="P20"><text:span text:style-name="T16"><text:tab/></text:span><text:span text:style-name="T16"><text:tab/></text:span><text:span text:style-name="T16">free</text:span><text:span text:style-name="T16">(roo</text:span><text:span text:style-name="T16">t)</text:span></text:p>
            <text:p text:style-name="P20"><text:span text:style-name="T16"><text:s text:c="7"/></text:span><text:span text:style-name="T16"><text:s text:c="2"/></text:span><text:span text:style-name="T16"><text:tab/></text:span><text:span text:style-name="T16"><text:tab/></text:span><text:span text:style-name="T16">retu</text:span><text:span text:style-name="T16">rn </text:span><text:span text:style-name="T16">tem</text:span><text:span text:style-name="T16">p</text:span></text:p>
            <text:p text:style-name="P20"><text:span text:style-name="T16"><text:s text:c="7"/></text:span><text:span text:style-name="T16"><text:s text:c="2"/></text:span><text:span text:style-name="T15">Else </text:span><text:span text:style-name="T15">if</text:span><text:span text:style-name="T16"> </text:span><text:span text:style-name="T16">(roo</text:span><text:span text:style-name="T16">t -&gt; </text:span><text:span text:style-name="T16">RC </text:span><text:span text:style-name="T16">= </text:span><text:span text:style-name="T16">NUL</text:span><text:span text:style-name="T16">L)</text:span></text:p>
            <text:p text:style-name="P20"><text:span text:style-name="T16"><text:tab/></text:span><text:span text:style-name="T16"><text:tab/></text:span><text:span text:style-name="T16">tem</text:span><text:span text:style-name="T16">p = </text:span><text:span text:style-name="T16">root </text:span><text:span text:style-name="T16">-&gt; </text:span><text:span text:style-name="T16">LC</text:span></text:p>
            <text:p text:style-name="P20"><text:span text:style-name="T16"><text:tab/></text:span><text:span text:style-name="T16"><text:tab/></text:span><text:span text:style-name="T16">free</text:span><text:span text:style-name="T16">(roo</text:span><text:span text:style-name="T16">t)</text:span></text:p>
            <text:p text:style-name="P20"><text:span text:style-name="T16"><text:s text:c="7"/></text:span><text:span text:style-name="T16"><text:tab/></text:span><text:span text:style-name="T16"><text:tab/></text:span><text:span text:style-name="T16">retu</text:span><text:span text:style-name="T16">rn </text:span><text:span text:style-name="T16">tem</text:span><text:span text:style-name="T16">p </text:span></text:p>
            <text:p text:style-name="P21"><text:span text:style-name="T16"><text:tab/></text:span><text:span text:style-name="T15">Else</text:span></text:p>
            <text:p text:style-name="P21"><text:span text:style-name="T16"><text:s text:c="6"/></text:span><text:span text:style-name="T16"><text:tab/></text:span><text:span text:style-name="T16"><text:tab/></text:span><text:span text:style-name="T16">tem</text:span><text:span text:style-name="T16">p = </text:span><text:span text:style-name="T16">min</text:span><text:span text:style-name="T16">_no</text:span><text:span text:style-name="T16">de(r</text:span><text:span text:style-name="T16">oot </text:span><text:span text:style-name="T16">-&gt; </text:span><text:span text:style-name="T16">RC)</text:span></text:p>
            <text:p text:style-name="P21"><text:span text:style-name="T16"><text:s text:c="6"/></text:span><text:span text:style-name="T16"><text:tab/></text:span><text:span text:style-name="T16"><text:tab/></text:span><text:span text:style-name="T16">root </text:span><text:span text:style-name="T16">-&gt; </text:span><text:span text:style-name="T16">dat</text:span><text:span text:style-name="T16">a = </text:span><text:span text:style-name="T16">tem</text:span><text:span text:style-name="T16">p -&gt; </text:span><text:span text:style-name="T16">dat</text:span><text:span text:style-name="T16">a</text:span></text:p>
            <text:p text:style-name="P21"><text:span text:style-name="T16"><text:s text:c="6"/></text:span><text:span text:style-name="T16"><text:tab/></text:span><text:span text:style-name="T16"><text:tab/></text:span><text:span text:style-name="T16">root </text:span><text:span text:style-name="T16">-&gt; </text:span><text:span text:style-name="T16">RC </text:span><text:span text:style-name="T16">= </text:span><text:span text:style-name="T16">dele</text:span><text:span text:style-name="T16">te_n</text:span><text:span text:style-name="T16">ode</text:span><text:span text:style-name="T16">(roo</text:span><text:span text:style-name="T16">t -&gt; </text:span><text:span text:style-name="T16">RC,t</text:span><text:span text:style-name="T16">em</text:span><text:span text:style-name="T16">p-</text:span><text:span text:style-name="T16">&gt;da</text:span><text:span text:style-name="T16">ta)</text:span></text:p>
            <text:p text:style-name="P21"><text:span text:style-name="T16">retu</text:span><text:span text:style-name="T16">rn </text:span><text:span text:style-name="T16">roo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ntent">
        <office:forms form:automatic-focus="false" form:apply-design-mode="false"/>
        <draw:custom-shape draw:style-name="gr43" draw:text-style-name="P19" draw:layer="layout" svg:width="9.7cm" svg:height="3.4cm" svg:x="17.1cm" svg:y="4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3.8cm" svg:height="11.671cm" svg:x="1.4cm" svg:y="3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7.451cm" svg:height="3.335cm" svg:x="0.549cm" svg:y="-0.335cm" presentation:class="title" presentation:user-transformed="true">
          <draw:text-box>
            <text:p><text:span text:style-name="T6">Da</text:span><text:span text:style-name="T6">ta </text:span><text:span text:style-name="T6">Str</text:span><text:span text:style-name="T6">uc</text:span><text:span text:style-name="T6">tur</text:span><text:span text:style-name="T6">e </text:span><text:span text:style-name="T6">– </text:span><text:span text:style-name="T6">Bi</text:span><text:span text:style-name="T6">na</text:span><text:span text:style-name="T6">ry </text:span><text:span text:style-name="T6">Se</text:span><text:span text:style-name="T6">ar</text:span><text:span text:style-name="T6">ch </text:span><text:span text:style-name="T6">Tr</text:span><text:span text:style-name="T6">ee </text:span><text:span text:style-name="T7"><text:line-break/></text:span><text:span text:style-name="T7">A</text:span><text:span text:style-name="T7">l</text:span><text:span text:style-name="T7">g</text:span><text:span text:style-name="T7">o</text:span><text:span text:style-name="T7">ri</text:span><text:span text:style-name="T7">t</text:span><text:span text:style-name="T7">h</text:span><text:span text:style-name="T7">m</text:span><text:span text:style-name="T7"> : 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n</text:span><text:span text:style-name="T7">o</text:span><text:span text:style-name="T7">d</text:span><text:span text:style-name="T7">e</text:span><text:span text:style-name="T7">(</text:span><text:span text:style-name="T7">r</text:span><text:span text:style-name="T7">o</text:span><text:span text:style-name="T7">o</text:span><text:span text:style-name="T7">t,</text:span><text:span text:style-name="T7">k</text:span><text:span text:style-name="T7">e</text:span><text:span text:style-name="T7">y</text:span><text:span text:style-name="T7">)</text:span></text:p>
          </draw:text-box>
        </draw:frame>
        <draw:frame draw:style-name="gr42" draw:text-style-name="P16" draw:layer="layout" svg:width="13.9cm" svg:height="11.671cm" svg:x="1.6cm" svg:y="3cm">
          <draw:text-box>
            <text:p text:style-name="P20"><text:span text:style-name="T15">If </text:span><text:span text:style-name="T16">(r</text:span><text:span text:style-name="T16">oo</text:span><text:span text:style-name="T16">t </text:span><text:span text:style-name="T16">= </text:span><text:span text:style-name="T16">N</text:span><text:span text:style-name="T16">U</text:span><text:span text:style-name="T16">LL</text:span><text:span text:style-name="T16">)</text:span></text:p>
            <text:p text:style-name="P20"><text:span text:style-name="T16"><text:tab/></text:span><text:span text:style-name="T16">re</text:span><text:span text:style-name="T16">tu</text:span><text:span text:style-name="T16">rn </text:span><text:span text:style-name="T16">ro</text:span><text:span text:style-name="T16">ot</text:span></text:p>
            <text:p text:style-name="P20"><text:span text:style-name="T15">If </text:span><text:span text:style-name="T16">(k</text:span><text:span text:style-name="T16">ey </text:span><text:span text:style-name="T16">&lt; </text:span><text:span text:style-name="T16">ro</text:span><text:span text:style-name="T16">ot </text:span><text:span text:style-name="T16">-</text:span><text:span text:style-name="T16">&gt;</text:span><text:span text:style-name="T16">da</text:span><text:span text:style-name="T16">ta </text:span><text:span text:style-name="T16">)</text:span></text:p>
            <text:p text:style-name="P20"><text:span text:style-name="T16"><text:tab/></text:span><text:span text:style-name="T16">ro</text:span><text:span text:style-name="T16">ot </text:span><text:span text:style-name="T16">-&gt; </text:span><text:span text:style-name="T16">LC </text:span><text:span text:style-name="T16">= </text:span><text:span text:style-name="T16">de</text:span><text:span text:style-name="T16">let</text:span><text:span text:style-name="T16">e_</text:span><text:span text:style-name="T16">no</text:span><text:span text:style-name="T16">de</text:span><text:span text:style-name="T16">(r</text:span><text:span text:style-name="T16">oo</text:span><text:span text:style-name="T16">t -</text:span><text:span text:style-name="T16">&gt; </text:span><text:span text:style-name="T16">LC </text:span><text:span text:style-name="T16">,k</text:span><text:span text:style-name="T16">ey</text:span><text:span text:style-name="T16">)</text:span></text:p>
            <text:p text:style-name="P20"><text:span text:style-name="T15">El</text:span><text:span text:style-name="T15">se </text:span><text:span text:style-name="T15">if </text:span><text:span text:style-name="T16">(k</text:span><text:span text:style-name="T16">ey </text:span><text:span text:style-name="T16">&gt; </text:span><text:span text:style-name="T16">ro</text:span><text:span text:style-name="T16">ot </text:span><text:span text:style-name="T16">-&gt; </text:span><text:span text:style-name="T16">da</text:span><text:span text:style-name="T16">ta </text:span><text:span text:style-name="T16">)</text:span></text:p>
            <text:p text:style-name="P20"><text:span text:style-name="T16"><text:tab/></text:span><text:span text:style-name="T16">ro</text:span><text:span text:style-name="T16">ot </text:span><text:span text:style-name="T16">-&gt; </text:span><text:span text:style-name="T16">R</text:span><text:span text:style-name="T16">C </text:span><text:span text:style-name="T16">= </text:span><text:span text:style-name="T16">de</text:span><text:span text:style-name="T16">let</text:span><text:span text:style-name="T16">e_</text:span><text:span text:style-name="T16">no</text:span><text:span text:style-name="T16">de</text:span><text:span text:style-name="T16">(r</text:span><text:span text:style-name="T16">oo</text:span><text:span text:style-name="T16">t -</text:span><text:span text:style-name="T16">&gt; </text:span><text:span text:style-name="T16">R</text:span><text:span text:style-name="T16">C </text:span><text:span text:style-name="T16">,k</text:span><text:span text:style-name="T16">ey</text:span><text:span text:style-name="T16">)</text:span></text:p>
            <text:p text:style-name="P20"><text:span text:style-name="T15">El</text:span><text:span text:style-name="T15">se</text:span></text:p>
            <text:p text:style-name="P20"><text:span text:style-name="T16"><text:s text:c="5"/></text:span><text:span text:style-name="T16"><text:s/></text:span><text:span text:style-name="T16"><text:tab/></text:span><text:span text:style-name="T15">If </text:span><text:span text:style-name="T16">(r</text:span><text:span text:style-name="T16">oo</text:span><text:span text:style-name="T16">t -</text:span><text:span text:style-name="T16">&gt; </text:span><text:span text:style-name="T16">LC </text:span><text:span text:style-name="T16">= </text:span><text:span text:style-name="T16">N</text:span><text:span text:style-name="T16">U</text:span><text:span text:style-name="T16">LL</text:span><text:span text:style-name="T16">)</text:span></text:p>
            <text:p text:style-name="P20"><text:span text:style-name="T16"><text:tab/></text:span><text:span text:style-name="T16"><text:tab/></text:span><text:span text:style-name="T16">te</text:span><text:span text:style-name="T16">m</text:span><text:span text:style-name="T16">p </text:span><text:span text:style-name="T16">= </text:span><text:span text:style-name="T16">ro</text:span><text:span text:style-name="T16">ot </text:span><text:span text:style-name="T16">-&gt; </text:span><text:span text:style-name="T16">R</text:span><text:span text:style-name="T16">C</text:span></text:p>
            <text:p text:style-name="P20"><text:span text:style-name="T16"><text:tab/></text:span><text:span text:style-name="T16"><text:tab/></text:span><text:span text:style-name="T16">fr</text:span><text:span text:style-name="T16">ee</text:span><text:span text:style-name="T16">(r</text:span><text:span text:style-name="T16">oo</text:span><text:span text:style-name="T16">t)</text:span></text:p>
            <text:p text:style-name="P20"><text:span text:style-name="T16"><text:s text:c="5"/></text:span><text:span text:style-name="T16"><text:s text:c="4"/></text:span><text:span text:style-name="T16"><text:tab/></text:span><text:span text:style-name="T16"><text:tab/></text:span><text:span text:style-name="T16">re</text:span><text:span text:style-name="T16">tu</text:span><text:span text:style-name="T16">rn </text:span><text:span text:style-name="T16">te</text:span><text:span text:style-name="T16">m</text:span><text:span text:style-name="T16">p</text:span></text:p>
            <text:p text:style-name="P20"><text:span text:style-name="T16"><text:s text:c="5"/></text:span><text:span text:style-name="T16"><text:s text:c="4"/></text:span><text:span text:style-name="T15">El</text:span><text:span text:style-name="T15">se </text:span><text:span text:style-name="T15">if</text:span><text:span text:style-name="T16"> </text:span><text:span text:style-name="T16">(r</text:span><text:span text:style-name="T16">oo</text:span><text:span text:style-name="T16">t -</text:span><text:span text:style-name="T16">&gt; </text:span><text:span text:style-name="T16">R</text:span><text:span text:style-name="T16">C </text:span><text:span text:style-name="T16">= </text:span><text:span text:style-name="T16">N</text:span><text:span text:style-name="T16">U</text:span><text:span text:style-name="T16">LL</text:span><text:span text:style-name="T16">)</text:span></text:p>
            <text:p text:style-name="P20"><text:span text:style-name="T16"><text:tab/></text:span><text:span text:style-name="T16"><text:tab/></text:span><text:span text:style-name="T16">te</text:span><text:span text:style-name="T16">m</text:span><text:span text:style-name="T16">p </text:span><text:span text:style-name="T16">= </text:span><text:span text:style-name="T16">ro</text:span><text:span text:style-name="T16">ot </text:span><text:span text:style-name="T16">-&gt; </text:span><text:span text:style-name="T16">LC</text:span></text:p>
            <text:p text:style-name="P20"><text:span text:style-name="T16"><text:tab/></text:span><text:span text:style-name="T16"><text:tab/></text:span><text:span text:style-name="T16">fr</text:span><text:span text:style-name="T16">ee</text:span><text:span text:style-name="T16">(r</text:span><text:span text:style-name="T16">oo</text:span><text:span text:style-name="T16">t)</text:span></text:p>
            <text:p text:style-name="P20"><text:span text:style-name="T16"><text:s text:c="5"/></text:span><text:span text:style-name="T16"><text:s text:c="2"/></text:span><text:span text:style-name="T16"><text:tab/></text:span><text:span text:style-name="T16"><text:tab/></text:span><text:span text:style-name="T16">re</text:span><text:span text:style-name="T16">tu</text:span><text:span text:style-name="T16">rn </text:span><text:span text:style-name="T16">te</text:span><text:span text:style-name="T16">m</text:span><text:span text:style-name="T16">p </text:span></text:p>
            <text:p text:style-name="P21"><text:span text:style-name="T16"><text:tab/></text:span><text:span text:style-name="T15">El</text:span><text:span text:style-name="T15">se</text:span></text:p>
            <text:p text:style-name="P21"><text:span text:style-name="T16"><text:s text:c="5"/></text:span><text:span text:style-name="T16"><text:s/></text:span><text:span text:style-name="T16"><text:tab/></text:span><text:span text:style-name="T16"><text:tab/></text:span><text:span text:style-name="T16">te</text:span><text:span text:style-name="T16">m</text:span><text:span text:style-name="T16">p </text:span><text:span text:style-name="T16">= </text:span><text:span text:style-name="T16">mi</text:span><text:span text:style-name="T16">n_</text:span><text:span text:style-name="T16">no</text:span><text:span text:style-name="T16">de</text:span><text:span text:style-name="T16">(r</text:span><text:span text:style-name="T16">oo</text:span><text:span text:style-name="T16">t -</text:span><text:span text:style-name="T16">&gt; </text:span><text:span text:style-name="T16">R</text:span><text:span text:style-name="T16">C)</text:span></text:p>
            <text:p text:style-name="P21"><text:span text:style-name="T16"><text:s text:c="5"/></text:span><text:span text:style-name="T16"><text:s/></text:span><text:span text:style-name="T16"><text:tab/></text:span><text:span text:style-name="T16"><text:tab/></text:span><text:span text:style-name="T16">ro</text:span><text:span text:style-name="T16">ot </text:span><text:span text:style-name="T16">-&gt; </text:span><text:span text:style-name="T16">da</text:span><text:span text:style-name="T16">ta </text:span><text:span text:style-name="T16">= </text:span><text:span text:style-name="T16">te</text:span><text:span text:style-name="T16">m</text:span><text:span text:style-name="T16">p </text:span><text:span text:style-name="T16">-&gt; </text:span><text:span text:style-name="T16">da</text:span><text:span text:style-name="T16">ta</text:span></text:p>
            <text:p text:style-name="P21"><text:span text:style-name="T16"><text:s text:c="5"/></text:span><text:span text:style-name="T16"><text:s/></text:span><text:span text:style-name="T16"><text:tab/></text:span><text:span text:style-name="T16"><text:tab/></text:span><text:span text:style-name="T16">ro</text:span><text:span text:style-name="T16">ot </text:span><text:span text:style-name="T16">-&gt; </text:span><text:span text:style-name="T16">R</text:span><text:span text:style-name="T16">C </text:span><text:span text:style-name="T16">= </text:span><text:span text:style-name="T16">de</text:span><text:span text:style-name="T16">let</text:span><text:span text:style-name="T16">e_</text:span><text:span text:style-name="T16">no</text:span><text:span text:style-name="T16">de</text:span><text:span text:style-name="T16">(r</text:span><text:span text:style-name="T16">oo</text:span><text:span text:style-name="T16">t -</text:span><text:span text:style-name="T16">&gt; </text:span><text:span text:style-name="T16">R</text:span><text:span text:style-name="T16">C,</text:span><text:span text:style-name="T16">te</text:span><text:span text:style-name="T16">m</text:span><text:span text:style-name="T16">p-</text:span><text:span text:style-name="T16">&gt;</text:span><text:span text:style-name="T16">da</text:span><text:span text:style-name="T16">ta</text:span><text:span text:style-name="T16">)</text:span></text:p>
            <text:p text:style-name="P21"><text:span text:style-name="T16">re</text:span><text:span text:style-name="T16">tu</text:span><text:span text:style-name="T16">rn </text:span><text:span text:style-name="T16">ro</text:span><text:span text:style-name="T16">ot</text:span></text:p>
          </draw:text-box>
        </draw:frame>
        <draw:frame draw:style-name="gr44" draw:text-style-name="P16" draw:layer="layout" svg:width="9.5cm" svg:height="2.835cm" svg:x="17.1cm" svg:y="5.1cm">
          <draw:text-box>
            <text:p text:style-name="P23"><text:span text:style-name="T17">tem</text:span><text:span text:style-name="T17">p = </text:span><text:span text:style-name="T17">root</text:span></text:p>
            <text:p text:style-name="P23"><text:span text:style-name="T15">whil</text:span><text:span text:style-name="T15">e </text:span><text:span text:style-name="T16">(te</text:span><text:span text:style-name="T16">mp <text:s/></text:span><text:span text:style-name="T16">AN</text:span><text:span text:style-name="T16">D </text:span><text:span text:style-name="T16">tem</text:span><text:span text:style-name="T16">p -&gt; </text:span><text:span text:style-name="T16">LC !</text:span><text:span text:style-name="T16">=N</text:span><text:span text:style-name="T16">ULL</text:span><text:span text:style-name="T16">)</text:span></text:p>
            <text:p text:style-name="P23"><text:span text:style-name="T16"><text:tab/></text:span><text:span text:style-name="T16"><text:tab/></text:span><text:span text:style-name="T16">tem</text:span><text:span text:style-name="T16">p = </text:span><text:span text:style-name="T16">tem</text:span><text:span text:style-name="T16">p -</text:span><text:span text:style-name="T16">&gt;LC</text:span><text:span text:style-name="T16"><text:tab/></text:span></text:p>
            <text:p text:style-name="P23"><text:span text:style-name="T16">retu</text:span><text:span text:style-name="T16">rn </text:span><text:span text:style-name="T16">tem</text:span><text:span text:style-name="T16">p</text:span></text:p>
          </draw:text-box>
        </draw:frame>
        <draw:frame draw:style-name="gr45" draw:text-style-name="P24" draw:layer="layout" svg:width="9.5cm" svg:height="1.13cm" svg:x="16.9cm" svg:y="3.67cm">
          <draw:text-box>
            <text:p><text:span text:style-name="T18">mi</text:span><text:span text:style-name="T18">n_</text:span><text:span text:style-name="T18">no</text:span><text:span text:style-name="T18">de</text:span><text:span text:style-name="T18">(ro</text:span><text:span text:style-name="T18">o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_5f_header_5f_">
        <office:forms form:automatic-focus="false" form:apply-design-mode="false"/>
        <draw:frame presentation:style-name="pr9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3"/></text:span><text:span text:style-name="T3">Code - delete_node(root,ke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OpenSANS1" svg:font-family="OpenSANS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3_5f_1"/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1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5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9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1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1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1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1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color="#ce1078" draw:fill-gradient-name="Gradient_20_48" draw:opacity="100%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dbdbdc"/>
      <style:paragraph-properties fo:text-align="center"/>
    </style:style>
    <style:style style:name="MP11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1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4" draw:text-style-name="MP7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5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9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4" draw:text-style-name="MP10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8" draw:text-style-name="MP8" draw:layer="backgroundobjects" svg:width="27.973cm" svg:height="0.2cm" svg:x="-0.09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9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9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1" draw:text-style-name="MP11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12" draw:text-style-name="MP12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13" draw:text-style-name="MP12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14" draw:text-style-name="MP9" draw:layer="backgroundobjects" svg:x1="5.828cm" svg:y1="-0.054cm" svg:x2="10.171cm" svg:y2="4.289cm">
            <text:p/>
          </draw:line>
          <draw:line presentation:style-name="Mpr15" draw:text-style-name="MP9" draw:layer="backgroundobjects" svg:x1="5.306cm" svg:y1="-0.053cm" svg:x2="10.288cm" svg:y2="4.929cm">
            <text:p/>
          </draw:line>
          <draw:line presentation:style-name="Mpr16" draw:text-style-name="MP9" draw:layer="backgroundobjects" svg:x1="4.506cm" svg:y1="-0.053cm" svg:x2="8.867cm" svg:y2="4.308cm">
            <text:p/>
          </draw:line>
          <draw:line presentation:style-name="Mpr17" draw:text-style-name="MP9" draw:layer="backgroundobjects" svg:x1="3.862cm" svg:y1="-0.053cm" svg:x2="8.844cm" svg:y2="4.929cm">
            <text:p/>
          </draw:line>
          <draw:line presentation:style-name="Mpr16" draw:text-style-name="MP9" draw:layer="backgroundobjects" svg:x1="-0.019cm" svg:y1="13.198cm" svg:x2="8.896cm" svg:y2="4.283cm">
            <text:p/>
          </draw:line>
          <draw:line presentation:style-name="Mpr18" draw:text-style-name="MP9" draw:layer="backgroundobjects" svg:x1="-0.028cm" svg:y1="13.884cm" svg:x2="8.853cm" svg:y2="5.003cm">
            <text:p/>
          </draw:line>
          <draw:line presentation:style-name="Mpr18" draw:text-style-name="MP9" draw:layer="backgroundobjects" svg:x1="0.011cm" svg:y1="14.384cm" svg:x2="10.144cm" svg:y2="4.251cm">
            <text:p/>
          </draw:line>
          <draw:line presentation:style-name="Mpr19" draw:text-style-name="MP9" draw:layer="backgroundobjects" svg:x1="0.357cm" svg:y1="15.801cm" svg:x2="10.207cm" svg:y2="5.951cm">
            <text:p/>
          </draw:line>
        </draw:g>
        <draw:g>
          <draw:line presentation:style-name="Mpr14" draw:text-style-name="MP9" draw:layer="backgroundobjects" svg:x1="14.928cm" svg:y1="-0.054cm" svg:x2="19.271cm" svg:y2="4.289cm">
            <text:p/>
          </draw:line>
          <draw:line presentation:style-name="Mpr15" draw:text-style-name="MP9" draw:layer="backgroundobjects" svg:x1="14.406cm" svg:y1="-0.053cm" svg:x2="19.388cm" svg:y2="4.929cm">
            <text:p/>
          </draw:line>
          <draw:line presentation:style-name="Mpr16" draw:text-style-name="MP9" draw:layer="backgroundobjects" svg:x1="13.606cm" svg:y1="-0.053cm" svg:x2="17.967cm" svg:y2="4.308cm">
            <text:p/>
          </draw:line>
          <draw:line presentation:style-name="Mpr17" draw:text-style-name="MP9" draw:layer="backgroundobjects" svg:x1="12.962cm" svg:y1="-0.053cm" svg:x2="17.944cm" svg:y2="4.929cm">
            <text:p/>
          </draw:line>
          <draw:line presentation:style-name="Mpr16" draw:text-style-name="MP9" draw:layer="backgroundobjects" svg:x1="6.418cm" svg:y1="15.861cm" svg:x2="17.996cm" svg:y2="4.283cm">
            <text:p/>
          </draw:line>
          <draw:line presentation:style-name="Mpr18" draw:text-style-name="MP9" draw:layer="backgroundobjects" svg:x1="7.14cm" svg:y1="15.816cm" svg:x2="17.953cm" svg:y2="5.003cm">
            <text:p/>
          </draw:line>
          <draw:line presentation:style-name="Mpr18" draw:text-style-name="MP9" draw:layer="backgroundobjects" svg:x1="7.737cm" svg:y1="15.758cm" svg:x2="19.244cm" svg:y2="4.251cm">
            <text:p/>
          </draw:line>
          <draw:line presentation:style-name="Mpr19" draw:text-style-name="MP9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20" draw:text-style-name="MP8" draw:layer="backgroundobjects" svg:width="27.973cm" svg:height="0.2cm" svg:x="-0.09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9:40:17.528915119</meta:creation-date>
    <dc:date>2020-07-15T17:45:41.014929967</dc:date>
    <meta:editing-duration>PT9H21M30S</meta:editing-duration>
    <meta:editing-cycles>16</meta:editing-cycles>
    <meta:generator>LibreOffice/6.4.2.2$Linux_X86_64 LibreOffice_project/40$Build-2</meta:generator>
    <meta:document-statistic meta:object-count="3680"/>
  </office:meta>
</office:document-meta>
</file>